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02cm"/>
      <style:text-properties fo:color="#ce9178" loext:opacity="100%" style:font-name="Consolas" fo:font-size="8.39999961853027pt" fo:font-weight="normal" fo:background-color="transparent"/>
    </style:style>
    <style:style style:name="P2" style:family="paragraph" style:parent-style-name="Standard">
      <style:paragraph-properties style:line-height-at-least="0.402cm"/>
      <style:text-properties fo:color="#ce9178" loext:opacity="100%" style:font-name="Consolas" fo:font-size="14pt" fo:font-weight="bold" officeooo:rsid="0013ff3b" officeooo:paragraph-rsid="0013ff3b" fo:background-color="transparent" style:font-size-asian="14pt" style:font-weight-asian="bold" style:font-size-complex="14pt" style:font-weight-complex="bold"/>
    </style:style>
    <style:style style:name="P3" style:family="paragraph" style:parent-style-name="Standard">
      <style:paragraph-properties style:line-height-at-least="0.402cm"/>
      <style:text-properties fo:color="#ce9178" loext:opacity="100%" style:font-name="Consolas" fo:font-size="12pt" fo:font-weight="normal" officeooo:rsid="00108ce8" officeooo:paragraph-rsid="00335a4a" fo:background-color="transparent" style:font-size-asian="12pt" style:font-size-complex="12pt"/>
    </style:style>
    <style:style style:name="P4" style:family="paragraph" style:parent-style-name="Standard">
      <style:paragraph-properties style:line-height-at-least="0.402cm"/>
      <style:text-properties fo:color="#ce9178" loext:opacity="100%" style:font-name="Consolas" fo:font-size="12pt" style:text-underline-style="none" fo:font-weight="normal" officeooo:rsid="00335a4a" officeooo:paragraph-rsid="00335a4a" fo:background-color="transparent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3ff3b" officeooo:paragraph-rsid="0013ff3b" fo:background-color="transparent" style:font-size-asian="12pt" style:font-size-complex="12pt"/>
    </style:style>
    <style:style style:name="P6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Consolas" fo:font-size="12pt" fo:font-weight="normal" officeooo:rsid="0013ff3b" officeooo:paragraph-rsid="0013ff3b" fo:background-color="transparent" style:font-size-asian="12pt" style:font-size-complex="12pt"/>
    </style:style>
    <style:style style:name="P7" style:family="paragraph" style:parent-style-name="Standard">
      <style:paragraph-properties style:line-height-at-least="0.402cm"/>
      <style:text-properties fo:color="#000000" loext:opacity="100%" style:font-name="Consolas" fo:font-size="12pt" fo:font-weight="normal" officeooo:rsid="0016ffcc" officeooo:paragraph-rsid="0016ffcc" fo:background-color="transparent" style:font-size-asian="12pt" style:font-size-complex="12pt"/>
    </style:style>
    <style:style style:name="P8" style:family="paragraph" style:parent-style-name="Standard">
      <style:paragraph-properties style:line-height-at-least="0.402cm" fo:text-align="justify" style:justify-single-word="false"/>
      <style:text-properties fo:color="#000000" loext:opacity="100%" style:font-name="Consolas" fo:font-size="12pt" fo:font-weight="normal" officeooo:rsid="0016ffcc" officeooo:paragraph-rsid="0016ffcc" fo:background-color="transparent" style:font-size-asian="12pt" style:font-size-complex="12pt"/>
    </style:style>
    <style:style style:name="P9" style:family="paragraph" style:parent-style-name="Standard">
      <style:paragraph-properties fo:text-align="justify" style:justify-single-word="false"/>
      <style:text-properties fo:color="#000000" loext:opacity="100%" style:font-name="Consolas" fo:font-size="12pt" fo:font-weight="normal" officeooo:paragraph-rsid="009fbaa3" fo:background-color="transparent" style:font-size-asian="12pt" style:font-size-complex="12pt"/>
    </style:style>
    <style:style style:name="P10" style:family="paragraph" style:parent-style-name="Standard">
      <style:paragraph-properties fo:text-align="justify" style:justify-single-word="false"/>
      <style:text-properties fo:color="#000000" loext:opacity="100%" style:font-name="Consolas" fo:font-size="12pt" fo:font-weight="normal" officeooo:rsid="009fc8a9" officeooo:paragraph-rsid="009fc8a9" fo:background-color="transparent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justify" style:justify-single-word="false"/>
      <style:text-properties fo:color="#000000" loext:opacity="100%" style:font-name="Consolas" fo:font-size="12pt" fo:font-weight="normal" officeooo:rsid="00b77174" officeooo:paragraph-rsid="00b77174" fo:background-color="transparent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color="#000000" loext:opacity="100%" style:font-name="Consolas" fo:font-size="8.39999961853027pt" fo:font-weight="normal" officeooo:rsid="0091c10c" officeooo:paragraph-rsid="0091c10c" fo:background-color="transparent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color="#000000" loext:opacity="100%" style:font-name="Consolas" fo:font-size="10pt" fo:font-weight="normal" officeooo:rsid="0091c10c" officeooo:paragraph-rsid="0091c10c" fo:background-color="transparent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style:line-height-at-least="0.402cm"/>
      <style:text-properties fo:color="#000000" loext:opacity="100%" style:font-name="Arial" fo:font-size="12pt" style:text-underline-style="solid" style:text-underline-width="auto" style:text-underline-color="font-color" fo:font-weight="bold" officeooo:rsid="0012ae8c" officeooo:paragraph-rsid="0012ae8c" fo:background-color="transparent" style:font-size-asian="12pt" style:font-weight-asian="bold" style:font-size-complex="12pt" style:font-weight-complex="bold"/>
    </style:style>
    <style:style style:name="P15" style:family="paragraph" style:parent-style-name="Standard">
      <style:paragraph-properties style:line-height-at-least="0.402cm"/>
      <style:text-properties fo:color="#000000" loext:opacity="100%" style:font-name="Arial" fo:font-size="12pt" style:text-underline-style="solid" style:text-underline-width="auto" style:text-underline-color="font-color" fo:font-weight="bold" officeooo:rsid="0013818d" officeooo:paragraph-rsid="0013818d" fo:background-color="transparent" style:font-size-asian="12pt" style:font-weight-asian="bold" style:font-size-complex="12pt" style:font-weight-complex="bold"/>
    </style:style>
    <style:style style:name="P16" style:family="paragraph" style:parent-style-name="Standard">
      <style:paragraph-properties style:line-height-at-least="0.402cm"/>
      <style:text-properties fo:color="#000000" loext:opacity="100%" style:font-name="Arial" fo:font-size="12pt" fo:font-weight="normal" officeooo:rsid="00108ce8" officeooo:paragraph-rsid="00108ce8" fo:background-color="transparent" style:font-size-asian="12pt" style:font-size-complex="12pt"/>
    </style:style>
    <style:style style:name="P17" style:family="paragraph" style:parent-style-name="Standard">
      <style:paragraph-properties style:line-height-at-least="0.402cm"/>
      <style:text-properties fo:color="#000000" loext:opacity="100%" style:font-name="Arial" fo:font-size="12pt" fo:font-weight="normal" officeooo:rsid="00125dcf" officeooo:paragraph-rsid="00125dcf" fo:background-color="transparent" style:font-size-asian="12pt" style:font-size-complex="12pt"/>
    </style:style>
    <style:style style:name="P18" style:family="paragraph" style:parent-style-name="Standard">
      <style:paragraph-properties style:line-height-at-least="0.402cm"/>
      <style:text-properties fo:color="#000000" loext:opacity="100%" style:font-name="Arial" fo:font-size="12pt" fo:font-weight="normal" officeooo:rsid="0012ae8c" officeooo:paragraph-rsid="0012ae8c" fo:background-color="transparent" style:font-size-asian="12pt" style:font-size-complex="12pt"/>
    </style:style>
    <style:style style:name="P19" style:family="paragraph" style:parent-style-name="Standard">
      <style:paragraph-properties style:line-height-at-least="0.402cm"/>
      <style:text-properties fo:color="#000000" loext:opacity="100%" style:font-name="Arial" fo:font-size="12pt" fo:font-weight="normal" officeooo:rsid="003a2c80" officeooo:paragraph-rsid="003a2c80" fo:background-color="transparent" style:font-size-asian="12pt" style:font-size-complex="12pt"/>
    </style:style>
    <style:style style:name="P20" style:family="paragraph" style:parent-style-name="Standard">
      <style:paragraph-properties style:line-height-at-least="0.402cm"/>
      <style:text-properties fo:color="#000000" loext:opacity="100%" style:font-name="Arial" fo:font-size="12pt" style:text-underline-style="none" fo:font-weight="normal" officeooo:rsid="0013818d" officeooo:paragraph-rsid="0013818d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style:line-height-at-least="0.402cm"/>
      <style:text-properties fo:color="#000000" loext:opacity="100%" style:font-name="Arial" fo:font-size="12pt" style:text-underline-style="none" fo:font-weight="normal" officeooo:rsid="002cd2e9" officeooo:paragraph-rsid="002cd2e9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style:line-height-at-least="0.402cm"/>
      <style:text-properties fo:color="#000000" loext:opacity="100%" style:font-name="Arial" fo:font-size="12pt" style:text-underline-style="none" fo:font-weight="bold" officeooo:rsid="00335a4a" officeooo:paragraph-rsid="00335a4a" fo:background-color="transparent" style:font-size-asian="12pt" style:font-weight-asian="bold" style:font-size-complex="12pt" style:font-weight-complex="bold"/>
    </style:style>
    <style:style style:name="P23" style:family="paragraph" style:parent-style-name="Standard">
      <style:paragraph-properties style:line-height-at-least="0.402cm"/>
      <style:text-properties fo:color="#000000" loext:opacity="100%" style:font-name="Arial" fo:font-size="12pt" style:text-underline-style="none" fo:font-weight="bold" officeooo:rsid="00335a4a" officeooo:paragraph-rsid="0034f2ca" fo:background-color="transparent" style:font-size-asian="12pt" style:font-weight-asian="bold" style:font-size-complex="12pt" style:font-weight-complex="bold"/>
    </style:style>
    <style:style style:name="P24" style:family="paragraph" style:parent-style-name="Standard">
      <style:paragraph-properties style:line-height-at-least="0.402cm"/>
      <style:text-properties fo:color="#000000" loext:opacity="100%" style:font-name="Arial" fo:font-size="12pt" fo:font-style="italic" fo:font-weight="normal" officeooo:rsid="003a2c80" officeooo:paragraph-rsid="003a2c80" fo:background-color="transparent" style:font-size-asian="12pt" style:font-style-asian="italic" style:font-size-complex="12pt" style:font-style-complex="italic"/>
    </style:style>
    <style:style style:name="P25" style:family="paragraph" style:parent-style-name="Standard">
      <style:paragraph-properties style:line-height-at-least="0.402cm"/>
      <style:text-properties fo:color="#000000" loext:opacity="100%" style:font-name="Arial" fo:font-size="12pt" fo:font-style="italic" fo:font-weight="normal" officeooo:rsid="003b96cc" officeooo:paragraph-rsid="003b96cc" fo:background-color="transparent" style:font-size-asian="12pt" style:font-style-asian="italic" style:font-size-complex="12pt" style:font-style-complex="italic"/>
    </style:style>
    <style:style style:name="P26" style:family="paragraph" style:parent-style-name="Standard">
      <style:paragraph-properties style:line-height-at-least="0.402cm"/>
      <style:text-properties fo:color="#000000" loext:opacity="100%" style:font-name="Arial" fo:font-size="12pt" fo:font-style="italic" fo:font-weight="normal" officeooo:rsid="003cd290" officeooo:paragraph-rsid="003cd290" fo:background-color="transparent" style:font-size-asian="12pt" style:font-style-asian="italic" style:font-size-complex="12pt" style:font-style-complex="italic"/>
    </style:style>
    <style:style style:name="P27" style:family="paragraph" style:parent-style-name="Standard">
      <style:paragraph-properties style:line-height-at-least="0.402cm"/>
      <style:text-properties fo:color="#000000" loext:opacity="100%" style:font-name="Arial" fo:font-size="14pt" style:text-underline-style="solid" style:text-underline-width="auto" style:text-underline-color="font-color" fo:font-weight="bold" officeooo:rsid="00108ce8" officeooo:paragraph-rsid="00108ce8" fo:background-color="transparent" style:font-size-asian="14pt" style:font-weight-asian="bold" style:font-size-complex="14pt" style:font-weight-complex="bold"/>
    </style:style>
    <style:style style:name="P28" style:family="paragraph" style:parent-style-name="Standard">
      <style:paragraph-properties style:line-height-at-least="0.402cm"/>
      <style:text-properties fo:color="#000000" loext:opacity="100%" style:font-name="Arial" fo:font-size="14pt" style:text-underline-style="solid" style:text-underline-width="auto" style:text-underline-color="font-color" fo:font-weight="bold" officeooo:rsid="0012ae8c" officeooo:paragraph-rsid="0012ae8c" fo:background-color="transparent" style:font-size-asian="14pt" style:font-weight-asian="bold" style:font-size-complex="14pt" style:font-weight-complex="bold"/>
    </style:style>
    <style:style style:name="P29" style:family="paragraph" style:parent-style-name="Standard">
      <style:paragraph-properties style:line-height-at-least="0.402cm"/>
      <style:text-properties fo:color="#000000" loext:opacity="100%" style:font-name="Arial" fo:font-size="14pt" style:text-underline-style="solid" style:text-underline-width="auto" style:text-underline-color="font-color" fo:font-weight="bold" officeooo:rsid="0013818d" officeooo:paragraph-rsid="0013818d" fo:background-color="transparent" style:font-size-asian="14pt" style:font-weight-asian="bold" style:font-size-complex="14pt" style:font-weight-complex="bold"/>
    </style:style>
    <style:style style:name="P30" style:family="paragraph" style:parent-style-name="Standard">
      <style:text-properties fo:color="#000000" loext:opacity="100%" style:font-name="Liberation Serif" fo:font-size="14pt" fo:font-weight="normal" officeooo:rsid="00422119" officeooo:paragraph-rsid="00422119" fo:background-color="transparent" style:font-size-asian="14pt" style:font-weight-asian="normal" style:font-size-complex="14pt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7af89a" officeooo:paragraph-rsid="007af89a" fo:background-color="transparent" style:font-size-asian="14pt" style:font-weight-asian="normal" style:font-size-complex="14pt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b77174" officeooo:paragraph-rsid="00b77174" fo:background-color="transparent" style:font-size-asian="12.25pt" style:font-weight-asian="normal" style:font-size-complex="14pt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normal" officeooo:rsid="00c2e89a" officeooo:paragraph-rsid="00c2e89a" fo:background-color="transparent" style:font-size-asian="12.25pt" style:font-weight-asian="normal" style:font-size-complex="14pt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officeooo:rsid="007de3b6" officeooo:paragraph-rsid="007de3b6" fo:background-color="transparent" style:font-size-asian="14pt" style:font-weight-asian="bold" style:font-size-complex="14pt" style:font-weight-complex="bold"/>
    </style:style>
    <style:style style:name="P35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officeooo:rsid="008e58c3" officeooo:paragraph-rsid="008e58c3" fo:background-color="transparent" style:font-size-asian="14pt" style:font-weight-asian="bold" style:font-size-complex="14pt" style:font-weight-complex="bold"/>
    </style:style>
    <style:style style:name="P36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officeooo:rsid="009e0467" officeooo:paragraph-rsid="009e0467" fo:background-color="transparent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officeooo:rsid="00a419a3" officeooo:paragraph-rsid="00a419a3" fo:background-color="transparent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officeooo:rsid="00c80290" officeooo:paragraph-rsid="00c80290" fo:background-color="transparent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fo:color="#000000" loext:opacity="100%" style:font-name="Liberation Serif" fo:font-size="14pt" fo:font-weight="bold" officeooo:rsid="00a419a3" officeooo:paragraph-rsid="00a419a3" fo:background-color="transparent" style:font-size-asian="12.25pt" style:font-weight-asian="bold" style:font-size-complex="14pt" style:font-weight-complex="bold"/>
    </style:style>
    <style:style style:name="P4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7af89a" officeooo:paragraph-rsid="007af89a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7cbe8c" officeooo:paragraph-rsid="007cbe8c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a157ef" officeooo:paragraph-rsid="00a157ef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a419a3" officeooo:paragraph-rsid="00a419a3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bb5158" officeooo:paragraph-rsid="00bb5158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bf16e4" officeooo:paragraph-rsid="00bf16e4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c2e89a" officeooo:paragraph-rsid="00c2e89a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7fcb99" officeooo:paragraph-rsid="007fcb99" fo:background-color="transparent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81b52f" officeooo:paragraph-rsid="0081b52f" fo:background-color="transparent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82c89b" officeooo:paragraph-rsid="0082c89b" fo:background-color="transparent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7de3b6" officeooo:paragraph-rsid="007de3b6" fo:background-color="transparent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83cbc5" officeooo:paragraph-rsid="0083cbc5" fo:background-color="transparent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8955a9" officeooo:paragraph-rsid="008955a9" fo:background-color="transparent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897188" officeooo:paragraph-rsid="00897188" fo:background-color="transparent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8b6665" officeooo:paragraph-rsid="008b6665" fo:background-color="transparent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8e58c3" officeooo:paragraph-rsid="008e58c3" fo:background-color="transparent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91b37b" officeooo:paragraph-rsid="0091b37b" fo:background-color="transparent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91c10c" officeooo:paragraph-rsid="0091c10c" fo:background-color="transparent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9215b0" officeooo:paragraph-rsid="0093ac2f" fo:background-color="transparent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93ac2f" officeooo:paragraph-rsid="0093ac2f" fo:background-color="transparent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9571f1" officeooo:paragraph-rsid="009571f1" fo:background-color="transparent" style:font-size-asian="10.5pt" style:font-weight-asian="normal" style:font-size-complex="12pt" style:font-weight-complex="normal"/>
    </style:style>
    <style:style style:name="P6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9917d9" officeooo:paragraph-rsid="009917d9" fo:background-color="transparent" style:font-size-asian="10.5pt" style:font-weight-asian="normal" style:font-size-complex="12pt" style:font-weight-complex="normal"/>
    </style:style>
    <style:style style:name="P62" style:family="paragraph" style:parent-style-name="Standard">
      <style:paragraph-properties fo:text-align="start" style:justify-single-word="false"/>
      <style:text-properties fo:color="#000000" loext:opacity="100%" style:font-name="Liberation Serif" fo:font-size="12pt" fo:font-weight="normal" officeooo:rsid="009917d9" officeooo:paragraph-rsid="009917d9" fo:background-color="transparent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9e0467" officeooo:paragraph-rsid="009e0467" fo:background-color="transparent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9fbaa3" officeooo:paragraph-rsid="009fbaa3" fo:background-color="transparent" style:font-size-asian="10.5pt" style:font-weight-asian="normal" style:font-size-complex="12pt" style:font-weight-complex="normal"/>
    </style:style>
    <style:style style:name="P6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a72f2b" officeooo:paragraph-rsid="00a72f2b" fo:background-color="transparent" style:font-size-asian="10.5pt" style:font-weight-asian="normal" style:font-size-complex="12pt" style:font-weight-complex="normal"/>
    </style:style>
    <style:style style:name="P6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a80f91" officeooo:paragraph-rsid="00a80f91" fo:background-color="transparent" style:font-size-asian="10.5pt" style:font-weight-asian="normal" style:font-size-complex="12pt" style:font-weight-complex="normal"/>
    </style:style>
    <style:style style:name="P6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a88dca" officeooo:paragraph-rsid="00a88dca" fo:background-color="transparent" style:font-size-asian="10.5pt" style:font-weight-asian="normal" style:font-size-complex="12pt" style:font-weight-complex="normal"/>
    </style:style>
    <style:style style:name="P6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b77174" officeooo:paragraph-rsid="00b77174" fo:background-color="transparent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bf16e4" officeooo:paragraph-rsid="00bf16e4" fo:background-color="transparent" style:font-size-asian="10.5pt" style:font-weight-asian="normal" style:font-size-complex="12pt" style:font-weight-complex="normal"/>
    </style:style>
    <style:style style:name="P7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c80290" officeooo:paragraph-rsid="00c80290" fo:background-color="transparent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paragraph-rsid="00bb5158" fo:background-color="transparent"/>
    </style:style>
    <style:style style:name="P7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7de3b6" officeooo:paragraph-rsid="007de3b6" fo:background-color="transparent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7ed58f" officeooo:paragraph-rsid="007ed58f" fo:background-color="transparent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7fcb99" officeooo:paragraph-rsid="007fcb99" fo:background-color="transparent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814d9b" officeooo:paragraph-rsid="00814d9b" fo:background-color="transparent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83cbc5" officeooo:paragraph-rsid="0083cbc5" fo:background-color="transparent" style:font-size-asian="10.5pt" style:font-weight-asian="bold" style:font-size-complex="12pt" style:font-weight-complex="bold"/>
    </style:style>
    <style:style style:name="P77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8955a9" officeooo:paragraph-rsid="008955a9" fo:background-color="transparent" style:font-size-asian="10.5pt" style:font-weight-asian="bold" style:font-size-complex="12pt" style:font-weight-complex="bold"/>
    </style:style>
    <style:style style:name="P78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8e58c3" officeooo:paragraph-rsid="008e58c3" fo:background-color="transparent" style:font-size-asian="10.5pt" style:font-weight-asian="bold" style:font-size-complex="12pt" style:font-weight-complex="bold"/>
    </style:style>
    <style:style style:name="P79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9fc8a9" officeooo:paragraph-rsid="009fc8a9" fo:background-color="transparent" style:font-size-asian="10.5pt" style:font-weight-asian="bold" style:font-size-complex="12pt" style:font-weight-complex="bold"/>
    </style:style>
    <style:style style:name="P80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a157ef" officeooo:paragraph-rsid="00a157ef" fo:background-color="transparent" style:font-size-asian="10.5pt" style:font-weight-asian="bold" style:font-size-complex="12pt" style:font-weight-complex="bold"/>
    </style:style>
    <style:style style:name="P8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a80f91" officeooo:paragraph-rsid="00a80f91" fo:background-color="transparent" style:font-size-asian="10.5pt" style:font-weight-asian="bold" style:font-size-complex="12pt" style:font-weight-complex="bold"/>
    </style:style>
    <style:style style:name="P82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a72f2b" officeooo:paragraph-rsid="00a72f2b" fo:background-color="transparent" style:font-size-asian="10.5pt" style:font-weight-asian="bold" style:font-size-complex="12pt" style:font-weight-complex="bold"/>
    </style:style>
    <style:style style:name="P83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b77174" officeooo:paragraph-rsid="00b77174" fo:background-color="transparent" style:font-size-asian="10.5pt" style:font-weight-asian="bold" style:font-size-complex="12pt" style:font-weight-complex="bold"/>
    </style:style>
    <style:style style:name="P84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7af89a" officeooo:paragraph-rsid="007af89a" fo:background-color="transparent" style:font-size-asian="12pt" style:font-weight-asian="bold" style:font-size-complex="12pt" style:font-weight-complex="bold"/>
    </style:style>
    <style:style style:name="P85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a419a3" officeooo:paragraph-rsid="00b77174" fo:background-color="transparent" style:font-size-asian="12pt" style:font-weight-asian="bold" style:font-size-complex="12pt" style:font-weight-complex="bold"/>
    </style:style>
    <style:style style:name="P86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bold" officeooo:rsid="00c2e89a" officeooo:paragraph-rsid="00c2e89a" fo:background-color="transparent" style:font-size-asian="12pt" style:font-weight-asian="bold" style:font-size-complex="12pt" style:font-weight-complex="bold"/>
    </style:style>
    <style:style style:name="P87" style:family="paragraph" style:parent-style-name="Standard">
      <style:paragraph-properties style:line-height-at-least="0.402cm"/>
      <style:text-properties fo:color="#000000" loext:opacity="100%" fo:font-size="12pt" fo:background-color="transparent" style:font-size-asian="12pt" style:font-size-complex="12pt"/>
    </style:style>
    <style:style style:name="P88" style:family="paragraph" style:parent-style-name="Standard">
      <style:text-properties fo:font-weight="bold" officeooo:rsid="00180bcb" officeooo:paragraph-rsid="00180bcb" style:font-weight-asian="bold" style:font-weight-complex="bold"/>
    </style:style>
    <style:style style:name="P89" style:family="paragraph" style:parent-style-name="Standard">
      <style:text-properties fo:font-weight="normal" officeooo:rsid="00180bcb" officeooo:paragraph-rsid="00180bcb" style:font-weight-asian="normal" style:font-weight-complex="normal"/>
    </style:style>
    <style:style style:name="P90" style:family="paragraph" style:parent-style-name="Standard">
      <style:paragraph-properties fo:text-align="justify" style:justify-single-word="false"/>
      <style:text-properties fo:font-weight="normal" officeooo:rsid="00180bcb" officeooo:paragraph-rsid="00180bcb" style:font-weight-asian="normal" style:font-weight-complex="normal"/>
    </style:style>
    <style:style style:name="P91" style:family="paragraph" style:parent-style-name="Standard">
      <style:paragraph-properties fo:text-align="justify" style:justify-single-word="false"/>
      <style:text-properties fo:font-weight="normal" officeooo:rsid="00190779" officeooo:paragraph-rsid="00190779" style:font-weight-asian="normal" style:font-weight-complex="normal"/>
    </style:style>
    <style:style style:name="P92" style:family="paragraph" style:parent-style-name="Standard">
      <style:text-properties fo:font-size="14pt" fo:font-weight="bold" officeooo:rsid="00180bcb" officeooo:paragraph-rsid="00180bcb" style:font-size-asian="14pt" style:font-weight-asian="bold" style:font-size-complex="14pt" style:font-weight-complex="bold"/>
    </style:style>
    <style:style style:name="P93" style:family="paragraph" style:parent-style-name="Standard">
      <style:text-properties fo:font-size="14pt" fo:font-weight="bold" officeooo:rsid="001daab1" officeooo:paragraph-rsid="001daab1" style:font-size-asian="12.25pt" style:font-weight-asian="bold" style:font-size-complex="14pt" style:font-weight-complex="bold"/>
    </style:style>
    <style:style style:name="P94" style:family="paragraph" style:parent-style-name="Standard">
      <style:text-properties fo:font-size="14pt" fo:font-weight="bold" officeooo:rsid="002836bc" officeooo:paragraph-rsid="002836bc" fo:background-color="transparent" style:font-size-asian="14pt" style:font-weight-asian="bold" style:font-size-complex="14pt" style:font-weight-complex="bold"/>
    </style:style>
    <style:style style:name="P95" style:family="paragraph" style:parent-style-name="Standard">
      <style:text-properties fo:font-size="14pt" fo:font-weight="bold" officeooo:rsid="002c2782" officeooo:paragraph-rsid="002c2782" fo:background-color="transparent" style:font-size-asian="14pt" style:font-weight-asian="bold" style:font-size-complex="14pt" style:font-weight-complex="bold"/>
    </style:style>
    <style:style style:name="P96" style:family="paragraph" style:parent-style-name="Standard">
      <style:text-properties fo:font-size="14pt" fo:font-weight="bold" officeooo:rsid="002e30c5" officeooo:paragraph-rsid="002e30c5" fo:background-color="transparent" style:font-size-asian="14pt" style:font-weight-asian="bold" style:font-size-complex="14pt" style:font-weight-complex="bold"/>
    </style:style>
    <style:style style:name="P97" style:family="paragraph" style:parent-style-name="Standard">
      <style:text-properties fo:font-size="14pt" fo:font-weight="bold" officeooo:rsid="0030264c" officeooo:paragraph-rsid="0030264c" fo:background-color="transparent" style:font-size-asian="14pt" style:font-weight-asian="bold" style:font-size-complex="14pt" style:font-weight-complex="bold"/>
    </style:style>
    <style:style style:name="P98" style:family="paragraph" style:parent-style-name="Standard">
      <style:text-properties fo:font-size="14pt" fo:font-weight="bold" officeooo:rsid="0036e6a3" officeooo:paragraph-rsid="0036e6a3" fo:background-color="transparent" style:font-size-asian="12.25pt" style:font-weight-asian="bold" style:font-size-complex="14pt" style:font-weight-complex="bold"/>
    </style:style>
    <style:style style:name="P99" style:family="paragraph" style:parent-style-name="Standard">
      <style:text-properties fo:font-size="14pt" fo:font-weight="bold" officeooo:rsid="003ffb22" officeooo:paragraph-rsid="003ffb22" fo:background-color="transparent" style:font-size-asian="12.25pt" style:font-weight-asian="bold" style:font-size-complex="14pt" style:font-weight-complex="bold"/>
    </style:style>
    <style:style style:name="P100" style:family="paragraph" style:parent-style-name="Standard">
      <style:text-properties fo:font-size="14pt" fo:font-weight="normal" officeooo:rsid="003ffb22" officeooo:paragraph-rsid="003ffb22" fo:background-color="transparent" style:font-size-asian="12.25pt" style:font-weight-asian="normal" style:font-size-complex="14pt" style:font-weight-complex="normal"/>
    </style:style>
    <style:style style:name="P101" style:family="paragraph" style:parent-style-name="Standard">
      <style:text-properties fo:font-size="14pt" fo:font-weight="normal" officeooo:rsid="00422119" officeooo:paragraph-rsid="00422119" fo:background-color="transparent" style:font-size-asian="12.25pt" style:font-weight-asian="normal" style:font-size-complex="14pt" style:font-weight-complex="normal"/>
    </style:style>
    <style:style style:name="P102" style:family="paragraph" style:parent-style-name="Standard">
      <style:text-properties fo:font-size="12pt" fo:font-weight="bold" officeooo:rsid="00180bcb" officeooo:paragraph-rsid="00180bcb" style:font-size-asian="12pt" style:font-weight-asian="bold" style:font-size-complex="12pt" style:font-weight-complex="bold"/>
    </style:style>
    <style:style style:name="P103" style:family="paragraph" style:parent-style-name="Standard">
      <style:text-properties fo:font-size="12pt" fo:font-weight="bold" officeooo:rsid="00190779" officeooo:paragraph-rsid="00190779" style:font-size-asian="12pt" style:font-weight-asian="bold" style:font-size-complex="12pt" style:font-weight-complex="bold"/>
    </style:style>
    <style:style style:name="P104" style:family="paragraph" style:parent-style-name="Standard">
      <style:text-properties fo:font-size="12pt" fo:font-weight="bold" officeooo:rsid="001f8606" officeooo:paragraph-rsid="001f8606" style:font-size-asian="10.5pt" style:font-weight-asian="bold" style:font-size-complex="12pt" style:font-weight-complex="bold"/>
    </style:style>
    <style:style style:name="P105" style:family="paragraph" style:parent-style-name="Standard">
      <style:text-properties fo:font-size="12pt" fo:font-weight="bold" officeooo:rsid="0023ecd5" officeooo:paragraph-rsid="0023ecd5" fo:background-color="transparent" style:font-size-asian="12pt" style:font-weight-asian="bold" style:font-size-complex="12pt" style:font-weight-complex="bold"/>
    </style:style>
    <style:style style:name="P106" style:family="paragraph" style:parent-style-name="Standard">
      <style:text-properties fo:font-size="12pt" fo:font-weight="bold" officeooo:rsid="0024b0cd" officeooo:paragraph-rsid="0024b0cd" fo:background-color="transparent" style:font-size-asian="12pt" style:font-weight-asian="bold" style:font-size-complex="12pt" style:font-weight-complex="bold"/>
    </style:style>
    <style:style style:name="P107" style:family="paragraph" style:parent-style-name="Standard">
      <style:text-properties fo:font-size="12pt" fo:font-weight="bold" officeooo:rsid="002836bc" officeooo:paragraph-rsid="002836bc" fo:background-color="transparent" style:font-size-asian="10.5pt" style:font-weight-asian="bold" style:font-size-complex="12pt" style:font-weight-complex="bold"/>
    </style:style>
    <style:style style:name="P108" style:family="paragraph" style:parent-style-name="Standard">
      <style:text-properties fo:font-size="12pt" fo:font-weight="bold" officeooo:rsid="002c2782" officeooo:paragraph-rsid="002c2782" fo:background-color="transparent" style:font-size-asian="10.5pt" style:font-weight-asian="bold" style:font-size-complex="12pt" style:font-weight-complex="bold"/>
    </style:style>
    <style:style style:name="P109" style:family="paragraph" style:parent-style-name="Standard">
      <style:text-properties fo:font-size="12pt" fo:font-weight="bold" officeooo:rsid="002fab62" officeooo:paragraph-rsid="002e30c5" fo:background-color="transparent" style:font-size-asian="10.5pt" style:font-weight-asian="bold" style:font-size-complex="12pt" style:font-weight-complex="bold"/>
    </style:style>
    <style:style style:name="P110" style:family="paragraph" style:parent-style-name="Standard">
      <style:text-properties fo:font-size="12pt" fo:font-weight="bold" officeooo:rsid="0030264c" officeooo:paragraph-rsid="0030264c" fo:background-color="transparent" style:font-size-asian="10.5pt" style:font-weight-asian="bold" style:font-size-complex="12pt" style:font-weight-complex="bold"/>
    </style:style>
    <style:style style:name="P111" style:family="paragraph" style:parent-style-name="Standard">
      <style:text-properties fo:font-size="12pt" fo:font-weight="bold" officeooo:rsid="002e30c5" officeooo:paragraph-rsid="002e30c5" fo:background-color="transparent" style:font-size-asian="10.5pt" style:font-weight-asian="bold" style:font-size-complex="12pt" style:font-weight-complex="bold"/>
    </style:style>
    <style:style style:name="P112" style:family="paragraph" style:parent-style-name="Standard">
      <style:text-properties fo:font-size="12pt" fo:font-weight="normal" officeooo:rsid="001e7a2e" officeooo:paragraph-rsid="001e7a2e" style:font-size-asian="10.5pt" style:font-weight-asian="normal" style:font-size-complex="12pt" style:font-weight-complex="normal"/>
    </style:style>
    <style:style style:name="P113" style:family="paragraph" style:parent-style-name="Standard">
      <style:text-properties fo:font-size="12pt" fo:font-weight="normal" officeooo:rsid="001f8606" officeooo:paragraph-rsid="001f8606" style:font-size-asian="10.5pt" style:font-weight-asian="normal" style:font-size-complex="12pt" style:font-weight-complex="normal"/>
    </style:style>
    <style:style style:name="P114" style:family="paragraph" style:parent-style-name="Standard">
      <style:paragraph-properties fo:text-align="justify" style:justify-single-word="false"/>
      <style:text-properties fo:font-size="12pt" fo:font-weight="normal" officeooo:rsid="001f8606" officeooo:paragraph-rsid="001f8606" style:font-size-asian="10.5pt" style:font-weight-asian="normal" style:font-size-complex="12pt" style:font-weight-complex="normal"/>
    </style:style>
    <style:style style:name="P115" style:family="paragraph" style:parent-style-name="Standard">
      <style:text-properties fo:font-size="12pt" fo:font-weight="normal" officeooo:rsid="0020beaf" officeooo:paragraph-rsid="0020beaf" style:font-size-asian="10.5pt" style:font-weight-asian="normal" style:font-size-complex="12pt" style:font-weight-complex="normal"/>
    </style:style>
    <style:style style:name="P116" style:family="paragraph" style:parent-style-name="Standard">
      <style:text-properties fo:font-size="12pt" fo:font-weight="normal" officeooo:rsid="00217b99" officeooo:paragraph-rsid="00217b99" style:font-size-asian="10.5pt" style:font-weight-asian="normal" style:font-size-complex="12pt" style:font-weight-complex="normal"/>
    </style:style>
    <style:style style:name="P117" style:family="paragraph" style:parent-style-name="Standard">
      <style:text-properties fo:font-size="12pt" fo:font-weight="normal" officeooo:rsid="00220206" officeooo:paragraph-rsid="00220206" style:font-size-asian="10.5pt" style:font-weight-asian="normal" style:font-size-complex="12pt" style:font-weight-complex="normal"/>
    </style:style>
    <style:style style:name="P118" style:family="paragraph" style:parent-style-name="Standard">
      <style:text-properties fo:font-size="12pt" fo:font-weight="normal" officeooo:rsid="00227f4b" officeooo:paragraph-rsid="00227f4b" style:font-size-asian="10.5pt" style:font-weight-asian="normal" style:font-size-complex="12pt" style:font-weight-complex="normal"/>
    </style:style>
    <style:style style:name="P119" style:family="paragraph" style:parent-style-name="Standard">
      <style:text-properties fo:font-size="12pt" fo:font-weight="normal" officeooo:rsid="00227f4b" officeooo:paragraph-rsid="00227f4b" fo:background-color="transparent" style:font-size-asian="12pt" style:font-weight-asian="normal" style:font-size-complex="12pt" style:font-weight-complex="normal"/>
    </style:style>
    <style:style style:name="P120" style:family="paragraph" style:parent-style-name="Standard">
      <style:text-properties fo:font-size="12pt" fo:font-weight="normal" officeooo:rsid="0023ecd5" officeooo:paragraph-rsid="0023ecd5" fo:background-color="transparent" style:font-size-asian="12pt" style:font-weight-asian="normal" style:font-size-complex="12pt" style:font-weight-complex="normal"/>
    </style:style>
    <style:style style:name="P121" style:family="paragraph" style:parent-style-name="Standard">
      <style:text-properties fo:font-size="12pt" fo:font-weight="normal" officeooo:rsid="0024b0cd" officeooo:paragraph-rsid="0024b0cd" fo:background-color="transparent" style:font-size-asian="12pt" style:font-weight-asian="normal" style:font-size-complex="12pt" style:font-weight-complex="normal"/>
    </style:style>
    <style:style style:name="P122" style:family="paragraph" style:parent-style-name="Standard">
      <style:text-properties fo:font-size="12pt" fo:font-weight="normal" officeooo:rsid="002836bc" officeooo:paragraph-rsid="002836bc" fo:background-color="transparent" style:font-size-asian="10.5pt" style:font-weight-asian="normal" style:font-size-complex="12pt" style:font-weight-complex="normal"/>
    </style:style>
    <style:style style:name="P123" style:family="paragraph" style:parent-style-name="Standard">
      <style:text-properties fo:font-size="12pt" fo:font-weight="normal" officeooo:rsid="00294cab" officeooo:paragraph-rsid="00294cab" fo:background-color="transparent" style:font-size-asian="10.5pt" style:font-weight-asian="normal" style:font-size-complex="12pt" style:font-weight-complex="normal"/>
    </style:style>
    <style:style style:name="P124" style:family="paragraph" style:parent-style-name="Standard">
      <style:text-properties fo:font-size="12pt" fo:font-weight="normal" officeooo:rsid="002887a6" officeooo:paragraph-rsid="002836bc" fo:background-color="transparent" style:font-size-asian="10.5pt" style:font-weight-asian="normal" style:font-size-complex="12pt" style:font-weight-complex="normal"/>
    </style:style>
    <style:style style:name="P125" style:family="paragraph" style:parent-style-name="Standard">
      <style:text-properties fo:font-size="12pt" fo:font-weight="normal" officeooo:rsid="002cbbe4" officeooo:paragraph-rsid="002cbbe4" fo:background-color="transparent" style:font-size-asian="10.5pt" style:font-weight-asian="normal" style:font-size-complex="12pt" style:font-weight-complex="normal"/>
    </style:style>
    <style:style style:name="P126" style:family="paragraph" style:parent-style-name="Standard">
      <style:text-properties fo:font-size="12pt" fo:font-weight="normal" officeooo:rsid="002fab62" officeooo:paragraph-rsid="002fab62" fo:background-color="transparent" style:font-size-asian="10.5pt" style:font-weight-asian="normal" style:font-size-complex="12pt" style:font-weight-complex="normal"/>
    </style:style>
    <style:style style:name="P127" style:family="paragraph" style:parent-style-name="Standard">
      <style:text-properties fo:font-size="12pt" fo:font-weight="normal" officeooo:rsid="0030264c" officeooo:paragraph-rsid="0030264c" fo:background-color="transparent" style:font-size-asian="10.5pt" style:font-weight-asian="normal" style:font-size-complex="12pt" style:font-weight-complex="normal"/>
    </style:style>
    <style:style style:name="P128" style:family="paragraph" style:parent-style-name="Standard">
      <style:paragraph-properties style:line-height-at-least="0.402cm"/>
      <style:text-properties fo:font-size="12pt" fo:background-color="transparent" style:font-size-asian="12pt" style:font-size-complex="12pt"/>
    </style:style>
    <style:style style:name="P129" style:family="paragraph" style:parent-style-name="Standard">
      <style:paragraph-properties style:line-height-at-least="0.402cm"/>
      <style:text-properties fo:color="#6a9955" loext:opacity="100%" fo:font-size="12pt" fo:background-color="transparent" style:font-size-asian="12pt" style:font-size-complex="12pt"/>
    </style:style>
    <style:style style:name="P130" style:family="paragraph" style:parent-style-name="Standard">
      <style:paragraph-properties style:line-height-at-least="0.402cm"/>
      <style:text-properties fo:color="#6a9955" loext:opacity="100%" style:font-name="Liberation Serif" fo:font-size="14pt" fo:background-color="transparent" style:font-size-asian="14pt" style:font-size-complex="14pt"/>
    </style:style>
    <style:style style:name="P131" style:family="paragraph" style:parent-style-name="Standard">
      <style:paragraph-properties style:line-height-at-least="0.402cm"/>
      <style:text-properties fo:color="#808080" loext:opacity="100%" style:font-name="Consolas" fo:font-size="12pt" style:text-underline-style="none" fo:font-weight="normal" officeooo:rsid="00335a4a" officeooo:paragraph-rsid="00335a4a" fo:background-color="transparent" style:font-size-asian="12pt" style:font-weight-asian="bold" style:font-size-complex="12pt" style:font-weight-complex="bold"/>
    </style:style>
    <style:style style:name="P132" style:family="paragraph" style:parent-style-name="Standard">
      <style:paragraph-properties style:line-height-at-least="0.402cm"/>
      <style:text-properties fo:color="#d4d4d4" loext:opacity="100%" style:font-name="Consolas" fo:font-size="12pt" style:text-underline-style="none" fo:font-weight="normal" officeooo:rsid="00335a4a" officeooo:paragraph-rsid="00335a4a" fo:background-color="transparent" style:font-size-asian="12pt" style:font-weight-asian="bold" style:font-size-complex="12pt" style:font-weight-complex="bold"/>
    </style:style>
    <style:style style:name="P133" style:family="paragraph" style:parent-style-name="Standard">
      <style:paragraph-properties fo:text-align="justify" style:justify-single-word="false"/>
      <style:text-properties fo:color="#d4d4d4" loext:opacity="100%" style:font-name="Liberation Serif" fo:font-size="12pt" fo:font-weight="normal" officeooo:rsid="00b77174" officeooo:paragraph-rsid="00b77174" fo:background-color="transparent" style:font-size-asian="12pt" style:font-weight-asian="normal" style:font-size-complex="12pt" style:font-weight-complex="normal"/>
    </style:style>
    <style:style style:name="P134" style:family="paragraph" style:parent-style-name="Standard">
      <style:paragraph-properties fo:text-align="justify" style:justify-single-word="false"/>
      <style:text-properties fo:color="#d4d4d4" loext:opacity="100%" style:font-name="Liberation Serif" fo:font-size="12pt" fo:font-weight="normal" officeooo:rsid="00bf16e4" officeooo:paragraph-rsid="00bf16e4" fo:background-color="transparent" style:font-size-asian="12pt" style:font-weight-asian="normal" style:font-size-complex="12pt" style:font-weight-complex="normal"/>
    </style:style>
    <style:style style:name="P135" style:family="paragraph" style:parent-style-name="Standard">
      <style:paragraph-properties style:line-height-at-least="0.402cm"/>
      <style:text-properties fo:color="#d4d4d4" loext:opacity="100%" fo:font-size="12pt" fo:background-color="transparent" style:font-size-asian="12pt" style:font-size-complex="12pt"/>
    </style:style>
    <style:style style:name="P136" style:family="paragraph" style:parent-style-name="Standard">
      <style:text-properties style:font-name="Liberation Serif" fo:font-size="14pt" fo:font-weight="normal" officeooo:rsid="00422119" officeooo:paragraph-rsid="00422119" fo:background-color="transparent" style:font-size-asian="14pt" style:font-weight-asian="normal" style:font-size-complex="14pt" style:font-weight-complex="normal"/>
    </style:style>
    <style:style style:name="P137" style:family="paragraph" style:parent-style-name="Standard">
      <style:text-properties style:font-name="Liberation Serif" fo:font-size="14pt" fo:font-weight="normal" officeooo:rsid="0047a41b" officeooo:paragraph-rsid="0047a41b" fo:background-color="transparent" style:font-size-asian="14pt" style:font-weight-asian="normal" style:font-size-complex="14pt" style:font-weight-complex="normal"/>
    </style:style>
    <style:style style:name="P138" style:family="paragraph" style:parent-style-name="Standard">
      <style:text-properties style:font-name="Liberation Serif" fo:font-size="14pt" fo:font-weight="normal" officeooo:rsid="0048f09e" officeooo:paragraph-rsid="0048f09e" fo:background-color="transparent" style:font-size-asian="14pt" style:font-weight-asian="normal" style:font-size-complex="14pt" style:font-weight-complex="normal"/>
    </style:style>
    <style:style style:name="P139" style:family="paragraph" style:parent-style-name="Standard">
      <style:text-properties style:font-name="Liberation Serif" fo:font-size="14pt" fo:font-weight="normal" officeooo:rsid="004a6979" officeooo:paragraph-rsid="004a6979" fo:background-color="transparent" style:font-size-asian="14pt" style:font-weight-asian="normal" style:font-size-complex="14pt" style:font-weight-complex="normal"/>
    </style:style>
    <style:style style:name="P140" style:family="paragraph" style:parent-style-name="Standard">
      <style:text-properties style:font-name="Liberation Serif" fo:font-size="14pt" fo:font-weight="normal" officeooo:rsid="004e0357" officeooo:paragraph-rsid="004e0357" fo:background-color="transparent" style:font-size-asian="14pt" style:font-weight-asian="normal" style:font-size-complex="14pt" style:font-weight-complex="normal"/>
    </style:style>
    <style:style style:name="P141" style:family="paragraph" style:parent-style-name="Standard">
      <style:text-properties style:font-name="Liberation Serif" fo:font-size="14pt" fo:font-weight="normal" officeooo:rsid="004ffcdf" officeooo:paragraph-rsid="004ffcdf" fo:background-color="transparent" style:font-size-asian="14pt" style:font-weight-asian="normal" style:font-size-complex="14pt" style:font-weight-complex="normal"/>
    </style:style>
    <style:style style:name="P142" style:family="paragraph" style:parent-style-name="Standard">
      <style:text-properties style:font-name="Liberation Serif" fo:font-size="14pt" fo:font-weight="normal" officeooo:rsid="00512d93" officeooo:paragraph-rsid="00512d93" fo:background-color="transparent" style:font-size-asian="14pt" style:font-weight-asian="normal" style:font-size-complex="14pt" style:font-weight-complex="normal"/>
    </style:style>
    <style:style style:name="P143" style:family="paragraph" style:parent-style-name="Standard">
      <style:text-properties style:font-name="Liberation Serif" fo:font-size="14pt" fo:font-weight="normal" officeooo:rsid="0051a0df" officeooo:paragraph-rsid="0051a0df" fo:background-color="transparent" style:font-size-asian="14pt" style:font-weight-asian="normal" style:font-size-complex="14pt" style:font-weight-complex="normal"/>
    </style:style>
    <style:style style:name="P144" style:family="paragraph" style:parent-style-name="Standard">
      <style:text-properties style:font-name="Liberation Serif" fo:font-size="14pt" fo:font-weight="normal" officeooo:rsid="00561cda" officeooo:paragraph-rsid="00561cda" fo:background-color="transparent" style:font-size-asian="14pt" style:font-weight-asian="normal" style:font-size-complex="14pt" style:font-weight-complex="normal"/>
    </style:style>
    <style:style style:name="P145" style:family="paragraph" style:parent-style-name="Standard">
      <style:text-properties style:font-name="Liberation Serif" fo:font-size="14pt" fo:font-weight="normal" officeooo:rsid="0059029a" officeooo:paragraph-rsid="0059029a" fo:background-color="transparent" style:font-size-asian="14pt" style:font-weight-asian="normal" style:font-size-complex="14pt" style:font-weight-complex="normal"/>
    </style:style>
    <style:style style:name="P146" style:family="paragraph" style:parent-style-name="Standard">
      <style:text-properties style:font-name="Liberation Serif" fo:font-size="14pt" fo:font-weight="normal" officeooo:rsid="005cb69a" officeooo:paragraph-rsid="005cb69a" fo:background-color="transparent" style:font-size-asian="14pt" style:font-weight-asian="normal" style:font-size-complex="14pt" style:font-weight-complex="normal"/>
    </style:style>
    <style:style style:name="P147" style:family="paragraph" style:parent-style-name="Standard">
      <style:text-properties style:font-name="Liberation Serif" fo:font-size="14pt" fo:font-weight="normal" officeooo:rsid="005cc45e" officeooo:paragraph-rsid="005cc45e" fo:background-color="transparent" style:font-size-asian="14pt" style:font-weight-asian="normal" style:font-size-complex="14pt" style:font-weight-complex="normal"/>
    </style:style>
    <style:style style:name="P148" style:family="paragraph" style:parent-style-name="Standard">
      <style:text-properties style:font-name="Liberation Serif" fo:font-size="14pt" fo:font-weight="normal" officeooo:rsid="005d70cd" officeooo:paragraph-rsid="005d70cd" fo:background-color="transparent" style:font-size-asian="14pt" style:font-weight-asian="normal" style:font-size-complex="14pt" style:font-weight-complex="normal"/>
    </style:style>
    <style:style style:name="P14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5d70cd" officeooo:paragraph-rsid="005d70cd" fo:background-color="transparent" style:font-size-asian="14pt" style:font-weight-asian="normal" style:font-size-complex="14pt" style:font-weight-complex="normal"/>
    </style:style>
    <style:style style:name="P150" style:family="paragraph" style:parent-style-name="Standard">
      <style:text-properties style:font-name="Liberation Serif" fo:font-size="14pt" fo:font-weight="normal" officeooo:rsid="005fbe70" officeooo:paragraph-rsid="005fbe70" fo:background-color="transparent" style:font-size-asian="14pt" style:font-weight-asian="normal" style:font-size-complex="14pt" style:font-weight-complex="normal"/>
    </style:style>
    <style:style style:name="P15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5fbe70" officeooo:paragraph-rsid="005fbe70" fo:background-color="transparent" style:font-size-asian="14pt" style:font-weight-asian="normal" style:font-size-complex="14pt" style:font-weight-complex="normal"/>
    </style:style>
    <style:style style:name="P152" style:family="paragraph" style:parent-style-name="Standard">
      <style:text-properties style:font-name="Liberation Serif" fo:font-size="14pt" fo:font-weight="normal" officeooo:rsid="0060f32b" officeooo:paragraph-rsid="0060f32b" fo:background-color="transparent" style:font-size-asian="14pt" style:font-weight-asian="normal" style:font-size-complex="14pt" style:font-weight-complex="normal"/>
    </style:style>
    <style:style style:name="P15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60f32b" officeooo:paragraph-rsid="0060f32b" fo:background-color="transparent" style:font-size-asian="14pt" style:font-weight-asian="normal" style:font-size-complex="14pt" style:font-weight-complex="normal"/>
    </style:style>
    <style:style style:name="P154" style:family="paragraph" style:parent-style-name="Standard">
      <style:text-properties style:font-name="Liberation Serif" fo:font-size="14pt" fo:font-weight="normal" officeooo:rsid="00667b29" officeooo:paragraph-rsid="00667b29" fo:background-color="transparent" style:font-size-asian="14pt" style:font-weight-asian="normal" style:font-size-complex="14pt" style:font-weight-complex="normal"/>
    </style:style>
    <style:style style:name="P155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667b29" officeooo:paragraph-rsid="00667b29" fo:background-color="transparent" style:font-size-asian="14pt" style:font-weight-asian="normal" style:font-size-complex="14pt" style:font-weight-complex="normal"/>
    </style:style>
    <style:style style:name="P156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684ea4" officeooo:paragraph-rsid="006ab9b9" fo:background-color="transparent" style:font-size-asian="14pt" style:font-weight-asian="normal" style:font-size-complex="14pt" style:font-weight-complex="normal"/>
    </style:style>
    <style:style style:name="P157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6c2d27" officeooo:paragraph-rsid="006c2d27" fo:background-color="transparent" style:font-size-asian="14pt" style:font-weight-asian="normal" style:font-size-complex="14pt" style:font-weight-complex="normal"/>
    </style:style>
    <style:style style:name="P158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6db38c" officeooo:paragraph-rsid="006db38c" fo:background-color="transparent" style:font-size-asian="14pt" style:font-weight-asian="normal" style:font-size-complex="14pt" style:font-weight-complex="normal"/>
    </style:style>
    <style:style style:name="P159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72da3b" officeooo:paragraph-rsid="0072da3b" fo:background-color="transparent" style:font-size-asian="14pt" style:font-weight-asian="normal" style:font-size-complex="14pt" style:font-weight-complex="normal"/>
    </style:style>
    <style:style style:name="P160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742e87" officeooo:paragraph-rsid="00742e87" fo:background-color="transparent" style:font-size-asian="14pt" style:font-weight-asian="normal" style:font-size-complex="14pt" style:font-weight-complex="normal"/>
    </style:style>
    <style:style style:name="P161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76c0f6" officeooo:paragraph-rsid="0076c0f6" fo:background-color="transparent" style:font-size-asian="14pt" style:font-weight-asian="normal" style:font-size-complex="14pt" style:font-weight-complex="normal"/>
    </style:style>
    <style:style style:name="P162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797dd0" officeooo:paragraph-rsid="00797dd0" fo:background-color="transparent" style:font-size-asian="14pt" style:font-weight-asian="normal" style:font-size-complex="14pt" style:font-weight-complex="normal"/>
    </style:style>
    <style:style style:name="P163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79cd63" officeooo:paragraph-rsid="0079cd63" fo:background-color="transparent" style:font-size-asian="14pt" style:font-weight-asian="normal" style:font-size-complex="14pt" style:font-weight-complex="normal"/>
    </style:style>
    <style:style style:name="P164" style:family="paragraph" style:parent-style-name="Standard">
      <style:paragraph-properties fo:text-align="justify" style:justify-single-word="false"/>
      <style:text-properties style:font-name="Liberation Serif" fo:font-size="14pt" fo:font-weight="normal" officeooo:rsid="0077e11b" officeooo:paragraph-rsid="0077e11b" fo:background-color="transparent" style:font-size-asian="14pt" style:font-weight-asian="normal" style:font-size-complex="14pt" style:font-weight-complex="normal"/>
    </style:style>
    <style:style style:name="P165" style:family="paragraph" style:parent-style-name="Standard">
      <style:text-properties style:font-name="Liberation Serif" fo:font-size="14pt" fo:font-weight="bold" officeooo:rsid="0044da64" officeooo:paragraph-rsid="0044da64" fo:background-color="transparent" style:font-size-asian="14pt" style:font-weight-asian="bold" style:font-size-complex="14pt" style:font-weight-complex="bold"/>
    </style:style>
    <style:style style:name="P166" style:family="paragraph" style:parent-style-name="Standard">
      <style:text-properties style:font-name="Liberation Serif" fo:font-size="14pt" fo:font-weight="bold" officeooo:rsid="0047a41b" officeooo:paragraph-rsid="0047a41b" fo:background-color="transparent" style:font-size-asian="14pt" style:font-weight-asian="bold" style:font-size-complex="14pt" style:font-weight-complex="bold"/>
    </style:style>
    <style:style style:name="P167" style:family="paragraph" style:parent-style-name="Standard">
      <style:text-properties style:font-name="Liberation Serif" fo:font-size="14pt" fo:font-weight="bold" officeooo:rsid="0048f09e" officeooo:paragraph-rsid="0048f09e" fo:background-color="transparent" style:font-size-asian="14pt" style:font-weight-asian="bold" style:font-size-complex="14pt" style:font-weight-complex="bold"/>
    </style:style>
    <style:style style:name="P168" style:family="paragraph" style:parent-style-name="Standard">
      <style:text-properties style:font-name="Liberation Serif" fo:font-size="14pt" fo:font-weight="bold" officeooo:rsid="004a6979" officeooo:paragraph-rsid="004a6979" fo:background-color="transparent" style:font-size-asian="14pt" style:font-weight-asian="bold" style:font-size-complex="14pt" style:font-weight-complex="bold"/>
    </style:style>
    <style:style style:name="P169" style:family="paragraph" style:parent-style-name="Standard">
      <style:text-properties style:font-name="Liberation Serif" fo:font-size="14pt" fo:font-weight="bold" officeooo:rsid="004e0357" officeooo:paragraph-rsid="004e0357" fo:background-color="transparent" style:font-size-asian="14pt" style:font-weight-asian="bold" style:font-size-complex="14pt" style:font-weight-complex="bold"/>
    </style:style>
    <style:style style:name="P170" style:family="paragraph" style:parent-style-name="Standard">
      <style:text-properties style:font-name="Liberation Serif" fo:font-size="14pt" fo:font-weight="bold" officeooo:rsid="00512d93" officeooo:paragraph-rsid="00512d93" fo:background-color="transparent" style:font-size-asian="14pt" style:font-weight-asian="bold" style:font-size-complex="14pt" style:font-weight-complex="bold"/>
    </style:style>
    <style:style style:name="P171" style:family="paragraph" style:parent-style-name="Standard">
      <style:text-properties style:font-name="Liberation Serif" fo:font-size="14pt" fo:font-weight="bold" officeooo:rsid="00561cda" officeooo:paragraph-rsid="00561cda" fo:background-color="transparent" style:font-size-asian="14pt" style:font-weight-asian="bold" style:font-size-complex="14pt" style:font-weight-complex="bold"/>
    </style:style>
    <style:style style:name="P172" style:family="paragraph" style:parent-style-name="Standard">
      <style:text-properties style:font-name="Liberation Serif" fo:font-size="14pt" fo:font-weight="bold" officeooo:rsid="0059029a" officeooo:paragraph-rsid="0059029a" fo:background-color="transparent" style:font-size-asian="14pt" style:font-weight-asian="bold" style:font-size-complex="14pt" style:font-weight-complex="bold"/>
    </style:style>
    <style:style style:name="P173" style:family="paragraph" style:parent-style-name="Standard">
      <style:text-properties style:font-name="Liberation Serif" fo:font-size="14pt" fo:font-weight="bold" officeooo:rsid="005cb69a" officeooo:paragraph-rsid="005cb69a" fo:background-color="transparent" style:font-size-asian="14pt" style:font-weight-asian="bold" style:font-size-complex="14pt" style:font-weight-complex="bold"/>
    </style:style>
    <style:style style:name="P174" style:family="paragraph" style:parent-style-name="Standard">
      <style:text-properties style:font-name="Liberation Serif" fo:font-size="14pt" fo:font-weight="bold" officeooo:rsid="005f5969" officeooo:paragraph-rsid="005f5969" fo:background-color="transparent" style:font-size-asian="14pt" style:font-weight-asian="bold" style:font-size-complex="14pt" style:font-weight-complex="bold"/>
    </style:style>
    <style:style style:name="P175" style:family="paragraph" style:parent-style-name="Standard">
      <style:text-properties style:font-name="Liberation Serif" fo:font-size="14pt" fo:font-weight="bold" officeooo:rsid="0060f32b" officeooo:paragraph-rsid="0060f32b" fo:background-color="transparent" style:font-size-asian="14pt" style:font-weight-asian="bold" style:font-size-complex="14pt" style:font-weight-complex="bold"/>
    </style:style>
    <style:style style:name="P176" style:family="paragraph" style:parent-style-name="Standard">
      <style:text-properties style:font-name="Liberation Serif" fo:font-size="14pt" fo:font-weight="bold" officeooo:rsid="00684ea4" officeooo:paragraph-rsid="00684ea4" fo:background-color="transparent" style:font-size-asian="14pt" style:font-weight-asian="bold" style:font-size-complex="14pt" style:font-weight-complex="bold"/>
    </style:style>
    <style:style style:name="P177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70fbe4" officeooo:paragraph-rsid="0070fbe4" fo:background-color="transparent" style:font-size-asian="14pt" style:font-weight-asian="bold" style:font-size-complex="14pt" style:font-weight-complex="bold"/>
    </style:style>
    <style:style style:name="P178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77e11b" officeooo:paragraph-rsid="0077e11b" fo:background-color="transparent" style:font-size-asian="14pt" style:font-weight-asian="bold" style:font-size-complex="14pt" style:font-weight-complex="bold"/>
    </style:style>
    <style:style style:name="P179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797dd0" officeooo:paragraph-rsid="00797dd0" fo:background-color="transparent" style:font-size-asian="14pt" style:font-weight-asian="bold" style:font-size-complex="14pt" style:font-weight-complex="bold"/>
    </style:style>
    <style:style style:name="P180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79cd63" officeooo:paragraph-rsid="0079cd63" fo:background-color="transparent" style:font-size-asian="14pt" style:font-weight-asian="bold" style:font-size-complex="14pt" style:font-weight-complex="bold"/>
    </style:style>
    <style:style style:name="P181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7af89a" officeooo:paragraph-rsid="007af89a" fo:background-color="transparent" style:font-size-asian="14pt" style:font-weight-asian="bold" style:font-size-complex="14pt" style:font-weight-complex="bold"/>
    </style:style>
    <style:style style:name="P182" style:family="paragraph" style:parent-style-name="Standard">
      <style:paragraph-properties fo:text-align="justify" style:justify-single-word="false"/>
      <style:text-properties style:font-name="Liberation Serif" fo:font-size="14pt" fo:font-weight="bold" officeooo:rsid="00cda7ec" officeooo:paragraph-rsid="00cda7ec" fo:background-color="transparent" style:font-size-asian="14pt" style:font-weight-asian="bold" style:font-size-complex="14pt" style:font-weight-complex="bold"/>
    </style:style>
    <style:style style:name="P183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7e11b" officeooo:paragraph-rsid="0077e11b" fo:background-color="transparent" style:font-size-asian="12pt" style:font-weight-asian="normal" style:font-size-complex="12pt" style:font-weight-complex="normal"/>
    </style:style>
    <style:style style:name="P184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79cd63" officeooo:paragraph-rsid="0079cd63" fo:background-color="transparent" style:font-size-asian="12pt" style:font-weight-asian="normal" style:font-size-complex="12pt" style:font-weight-complex="normal"/>
    </style:style>
    <style:style style:name="P185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cdee95" officeooo:paragraph-rsid="00cf93d3" fo:background-color="transparent" style:font-size-asian="12pt" style:font-weight-asian="normal" style:font-size-complex="12pt" style:font-weight-complex="normal"/>
    </style:style>
    <style:style style:name="P186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cdee95" officeooo:paragraph-rsid="00cdee95" fo:background-color="transparent" style:font-size-asian="12pt" style:font-weight-asian="normal" style:font-size-complex="12pt" style:font-weight-complex="normal"/>
    </style:style>
    <style:style style:name="P187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d00e00" officeooo:paragraph-rsid="00d00e00" fo:background-color="transparent" style:font-size-asian="12pt" style:font-weight-asian="normal" style:font-size-complex="12pt" style:font-weight-complex="normal"/>
    </style:style>
    <style:style style:name="P188" style:family="paragraph" style:parent-style-name="Standard">
      <style:paragraph-properties fo:text-align="justify" style:justify-single-word="false"/>
      <style:text-properties style:font-name="Liberation Serif" fo:font-size="12pt" fo:font-weight="normal" officeooo:rsid="00d16e39" officeooo:paragraph-rsid="00d16e39" fo:background-color="transparent" style:font-size-asian="12pt" style:font-weight-asian="normal" style:font-size-complex="12pt" style:font-weight-complex="normal"/>
    </style:style>
    <style:style style:name="P189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cf93d3" officeooo:paragraph-rsid="00cf93d3" fo:background-color="transparent" style:font-size-asian="12pt" style:font-weight-asian="bold" style:font-size-complex="12pt" style:font-weight-complex="bold"/>
    </style:style>
    <style:style style:name="P190" style:family="paragraph" style:parent-style-name="Standard">
      <style:paragraph-properties fo:text-align="justify" style:justify-single-word="false"/>
      <style:text-properties style:font-name="Liberation Serif" fo:font-size="12pt" fo:font-weight="bold" officeooo:rsid="00cdee95" officeooo:paragraph-rsid="00cf93d3" fo:background-color="transparent" style:font-size-asian="12pt" style:font-weight-asian="bold" style:font-size-complex="12pt" style:font-weight-complex="bold"/>
    </style:style>
    <style:style style:name="P191" style:family="paragraph" style:parent-style-name="Standard">
      <style:paragraph-properties fo:text-align="justify" style:justify-single-word="false"/>
      <style:text-properties fo:color="#000000" loext:opacity="100%" style:font-name="Liberation Serif" fo:font-size="12pt" fo:font-weight="normal" officeooo:rsid="009571f1" officeooo:paragraph-rsid="009571f1" fo:background-color="transparent" style:font-size-asian="10.5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ab9b9" style:font-weight-asian="bold" style:font-weight-complex="bold"/>
    </style:style>
    <style:style style:name="T3" style:family="text">
      <style:text-properties fo:font-weight="bold" officeooo:rsid="00a9b22d" style:font-weight-asian="bold" style:font-weight-complex="bold"/>
    </style:style>
    <style:style style:name="T4" style:family="text">
      <style:text-properties fo:font-weight="bold" officeooo:rsid="00ac43d7" style:font-weight-asian="bold" style:font-weight-complex="bold"/>
    </style:style>
    <style:style style:name="T5" style:family="text">
      <style:text-properties fo:font-weight="bold" officeooo:rsid="00c3da4d" style:font-weight-asian="bold" style:font-weight-complex="bold"/>
    </style:style>
    <style:style style:name="T6" style:family="text">
      <style:text-properties fo:font-weight="bold" officeooo:rsid="00cf93d3" style:font-weight-asian="bold" style:font-weight-complex="bold"/>
    </style:style>
    <style:style style:name="T7" style:family="text">
      <style:text-properties fo:color="#000000" loext:opacity="100%"/>
    </style:style>
    <style:style style:name="T8" style:family="text">
      <style:text-properties fo:color="#000000" loext:opacity="100%" style:font-name="Consolas"/>
    </style:style>
    <style:style style:name="T9" style:family="text">
      <style:text-properties fo:color="#000000" loext:opacity="100%" style:font-name="Consolas" fo:font-weight="normal"/>
    </style:style>
    <style:style style:name="T10" style:family="text">
      <style:text-properties officeooo:rsid="0017bb70"/>
    </style:style>
    <style:style style:name="T11" style:family="text">
      <style:text-properties officeooo:rsid="00190779"/>
    </style:style>
    <style:style style:name="T12" style:family="text">
      <style:text-properties officeooo:rsid="0020b3ce"/>
    </style:style>
    <style:style style:name="T13" style:family="text">
      <style:text-properties style:font-name="Consolas"/>
    </style:style>
    <style:style style:name="T14" style:family="text">
      <style:text-properties style:font-name="Consolas" fo:font-weight="normal"/>
    </style:style>
    <style:style style:name="T15" style:family="text">
      <style:text-properties style:font-name="Consolas" style:font-size-asian="12pt" style:font-size-complex="12pt"/>
    </style:style>
    <style:style style:name="T16" style:family="text">
      <style:text-properties fo:font-weight="normal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2887a6" style:font-weight-asian="normal" style:font-weight-complex="normal"/>
    </style:style>
    <style:style style:name="T19" style:family="text">
      <style:text-properties fo:font-weight="normal" officeooo:rsid="00ca85bf" style:font-weight-asian="normal" style:font-weight-complex="normal"/>
    </style:style>
    <style:style style:name="T20" style:family="text">
      <style:text-properties fo:font-weight="normal" officeooo:rsid="00d00e00" style:font-weight-asian="normal" style:font-weight-complex="normal"/>
    </style:style>
    <style:style style:name="T21" style:family="text">
      <style:text-properties fo:color="#808080" loext:opacity="100%"/>
    </style:style>
    <style:style style:name="T22" style:family="text">
      <style:text-properties fo:color="#569cd6" loext:opacity="100%"/>
    </style:style>
    <style:style style:name="T23" style:family="text">
      <style:text-properties fo:color="#9cdcfe" loext:opacity="100%"/>
    </style:style>
    <style:style style:name="T24" style:family="text">
      <style:text-properties fo:color="#ce9178" loext:opacity="100%"/>
    </style:style>
    <style:style style:name="T25" style:family="text">
      <style:text-properties officeooo:rsid="0034f2ca"/>
    </style:style>
    <style:style style:name="T26" style:family="text">
      <style:text-properties fo:font-style="italic" style:font-style-asian="italic" style:font-style-complex="italic"/>
    </style:style>
    <style:style style:name="T27" style:family="text">
      <style:text-properties fo:font-variant="normal" fo:text-transform="none" fo:color="#1b1b1b" loext:opacity="100%" fo:letter-spacing="normal" fo:font-style="normal"/>
    </style:style>
    <style:style style:name="T28" style:family="text">
      <style:text-properties fo:font-variant="normal" fo:text-transform="none" fo:color="#1b1b1b" loext:opacity="100%" fo:letter-spacing="normal" fo:font-style="normal" officeooo:rsid="00cbe955"/>
    </style:style>
    <style:style style:name="T29" style:family="text">
      <style:text-properties officeooo:rsid="00424070"/>
    </style:style>
    <style:style style:name="T30" style:family="text">
      <style:text-properties officeooo:rsid="00486932"/>
    </style:style>
    <style:style style:name="T31" style:family="text">
      <style:text-properties officeooo:rsid="004af0c0"/>
    </style:style>
    <style:style style:name="T32" style:family="text">
      <style:text-properties officeooo:rsid="004c6207"/>
    </style:style>
    <style:style style:name="T33" style:family="text">
      <style:text-properties officeooo:rsid="00512d93"/>
    </style:style>
    <style:style style:name="T34" style:family="text">
      <style:text-properties officeooo:rsid="005a2bab"/>
    </style:style>
    <style:style style:name="T35" style:family="text">
      <style:text-properties officeooo:rsid="005cc45e"/>
    </style:style>
    <style:style style:name="T36" style:family="text">
      <style:text-properties officeooo:rsid="005d70cd"/>
    </style:style>
    <style:style style:name="T37" style:family="text">
      <style:text-properties officeooo:rsid="00660639"/>
    </style:style>
    <style:style style:name="T38" style:family="text">
      <style:text-properties officeooo:rsid="006ab9b9"/>
    </style:style>
    <style:style style:name="T39" style:family="text">
      <style:text-properties officeooo:rsid="006d5bea"/>
    </style:style>
    <style:style style:name="T40" style:family="text">
      <style:text-properties officeooo:rsid="006db38c"/>
    </style:style>
    <style:style style:name="T41" style:family="text">
      <style:text-properties officeooo:rsid="00742e87"/>
    </style:style>
    <style:style style:name="T42" style:family="text">
      <style:text-properties officeooo:rsid="007d0d82"/>
    </style:style>
    <style:style style:name="T43" style:family="text">
      <style:text-properties officeooo:rsid="007d20a6"/>
    </style:style>
    <style:style style:name="T44" style:family="text">
      <style:text-properties style:text-position="0% 100%" officeooo:rsid="007d0d82"/>
    </style:style>
    <style:style style:name="T45" style:family="text">
      <style:text-properties officeooo:rsid="007df56b"/>
    </style:style>
    <style:style style:name="T46" style:family="text">
      <style:text-properties officeooo:rsid="007fcb99"/>
    </style:style>
    <style:style style:name="T47" style:family="text">
      <style:text-properties officeooo:rsid="0082c89b"/>
    </style:style>
    <style:style style:name="T48" style:family="text">
      <style:text-properties officeooo:rsid="00867b13"/>
    </style:style>
    <style:style style:name="T49" style:family="text">
      <style:text-properties officeooo:rsid="00897188"/>
    </style:style>
    <style:style style:name="T50" style:family="text">
      <style:text-properties officeooo:rsid="008cfef6"/>
    </style:style>
    <style:style style:name="T51" style:family="text">
      <style:text-properties officeooo:rsid="008d57ae"/>
    </style:style>
    <style:style style:name="T52" style:family="text">
      <style:text-properties officeooo:rsid="0093ac2f"/>
    </style:style>
    <style:style style:name="T53" style:family="text">
      <style:text-properties officeooo:rsid="009571f1"/>
    </style:style>
    <style:style style:name="T54" style:family="text">
      <style:text-properties officeooo:rsid="009c5bbd"/>
    </style:style>
    <style:style style:name="T55" style:family="text">
      <style:text-properties officeooo:rsid="00a88dca"/>
    </style:style>
    <style:style style:name="T56" style:family="text">
      <style:text-properties officeooo:rsid="00a9b22d"/>
    </style:style>
    <style:style style:name="T57" style:family="text">
      <style:text-properties officeooo:rsid="00abba99"/>
    </style:style>
    <style:style style:name="T58" style:family="text">
      <style:text-properties officeooo:rsid="00af8a51"/>
    </style:style>
    <style:style style:name="T59" style:family="text">
      <style:text-properties officeooo:rsid="00b274ac"/>
    </style:style>
    <style:style style:name="T60" style:family="text">
      <style:text-properties officeooo:rsid="00b2fa4c"/>
    </style:style>
    <style:style style:name="T61" style:family="text">
      <style:text-properties officeooo:rsid="00b464e7"/>
    </style:style>
    <style:style style:name="T62" style:family="text">
      <style:text-properties officeooo:rsid="00b96884"/>
    </style:style>
    <style:style style:name="T63" style:family="text">
      <style:text-properties officeooo:rsid="00bb5158"/>
    </style:style>
    <style:style style:name="T64" style:family="text">
      <style:text-properties officeooo:rsid="00bb5158" style:font-size-asian="12pt" style:font-weight-asian="normal" style:font-size-complex="12pt" style:font-weight-complex="normal"/>
    </style:style>
    <style:style style:name="T65" style:family="text">
      <style:text-properties fo:color="#6a9955" loext:opacity="100%" style:font-name="Consolas"/>
    </style:style>
    <style:style style:name="T66" style:family="text">
      <style:text-properties fo:color="#6a9955" loext:opacity="100%" style:font-name="Consolas" fo:font-weight="normal"/>
    </style:style>
    <style:style style:name="T67" style:family="text">
      <style:text-properties fo:color="#c586c0" loext:opacity="100%" style:font-name="Consolas" fo:font-weight="normal"/>
    </style:style>
    <style:style style:name="T68" style:family="text">
      <style:text-properties officeooo:rsid="00c2516d"/>
    </style:style>
    <style:style style:name="T69" style:family="text">
      <style:text-properties officeooo:rsid="00c54f20"/>
    </style:style>
    <style:style style:name="T70" style:family="text">
      <style:text-properties officeooo:rsid="00c635fb"/>
    </style:style>
    <style:style style:name="T71" style:family="text">
      <style:text-properties officeooo:rsid="00ca85bf"/>
    </style:style>
    <style:style style:name="T72" style:family="text">
      <style:text-properties officeooo:rsid="00cf93d3"/>
    </style:style>
    <style:style style:name="T73" style:family="text">
      <style:text-properties officeooo:rsid="00d16e39"/>
    </style:style>
    <style:style style:name="T74" style:family="text">
      <style:text-properties officeooo:rsid="00d46c59"/>
    </style:style>
    <style:style style:name="T75" style:family="text">
      <style:text-properties officeooo:rsid="00d59d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7">Símbolos:</text:p>
      <text:p text:style-name="P16"/>
      <text:p text:style-name="P17">Iniciar com o “&amp;”.</text:p>
      <text:p text:style-name="P17"/>
      <text:p text:style-name="P17"/>
      <text:p text:style-name="P28">Emojis:</text:p>
      <text:p text:style-name="P18"/>
      <text:p text:style-name="P18">Iniciar com &amp;#x. <text:span text:style-name="T1">Atalho:</text:span> tecla Windows + ponto.</text:p>
      <text:p text:style-name="P18"/>
      <text:p text:style-name="P19">Usar a propriedade ‘list-style-type’. Colocar a barra invertida mais código (sem o U+) entre aspas simples.</text:p>
      <text:p text:style-name="P18"/>
      <text:p text:style-name="P19">Ex.: <text:span text:style-name="T26">list-style-type: ‘\2714’;</text:span></text:p>
      <text:p text:style-name="P24"/>
      <text:p text:style-name="P25">Para colocar espaço, usamos: \00A0 antes ou depois do código.</text:p>
      <text:p text:style-name="P25"/>
      <text:p text:style-name="P26">Se formos colocar algum emoji APÓS um texto, por exemplo, devemos utilizar o pseudo-elemento after, representado por ::after.</text:p>
      <text:p text:style-name="P14"/>
      <text:p text:style-name="P14">Comentários no HTML:</text:p>
      <text:p text:style-name="P18"/>
      <text:p text:style-name="P18">&lt;!-- <text:s/>→ <text:span text:style-name="T1">Atalho:</text:span> Shift + Alt + A</text:p>
      <text:p text:style-name="P18"/>
      <text:p text:style-name="P18"/>
      <text:p text:style-name="P18"/>
      <text:p text:style-name="P29">Envelopar:</text:p>
      <text:p text:style-name="P15"/>
      <text:p text:style-name="P20">Shift + Ctrl + P</text:p>
      <text:p text:style-name="P20"/>
      <text:p text:style-name="P21">Envelopar com abreviation: abbr (isso faz com que ao passar o mouse sobre o elemento, tenhamos uma <text:span text:style-name="T25">legenda</text:span>.</text:p>
      <text:p text:style-name="P20"/>
      <text:p text:style-name="P22">Envelopar imagem com &lt;picture&gt;</text:p>
      <text:p text:style-name="P131">Dentro de picture, colocar a propriedade source media e setar o tamanho desejado.</text:p>
      <text:p text:style-name="P132"><text:span text:style-name="T21">&lt;</text:span><text:span text:style-name="T22">source</text:span> <text:span text:style-name="T23">media</text:span>=<text:span text:style-name="T24">"(max-width: 600px)"</text:span></text:p>
      <text:p text:style-name="P4"/>
      <text:p text:style-name="P23">Envelopar <text:span text:style-name="T25">video</text:span> com &lt;<text:span text:style-name="T25">div</text:span>&gt;</text:p>
      <text:p text:style-name="P22"/>
      <text:p text:style-name="P3"/>
      <text:p text:style-name="P2"><text:span text:style-name="T7">Harmonização</text:span> <text:span text:style-name="T7">das Cores:</text:span></text:p>
      <text:p text:style-name="P5">Cores primárias → amarelo, azul e vermelho.</text:p>
      <text:p text:style-name="P5">Cores secundárias → laranja, violeta e verde.</text:p>
      <text:p text:style-name="P6">Cores terciárias → entre uma cor primária e secundária. Ex.: amarelo-esverdeado, azul-arroxeado, vermelho-alaranjado, etc.</text:p>
      <text:p text:style-name="P5"/>
      <text:p text:style-name="P8">Cores complementares → uma cor que mais contrasta com a outra, o oposto no círculo.</text:p>
      <text:p text:style-name="P7">Cores análogas → 3 cores mais próximas, vizinhas <text:span text:style-name="T10">no círculo cromático.</text:span></text:p>
      <text:p text:style-name="P1"/>
      <text:p text:style-name="P92"/>
      <text:p text:style-name="P92"><text:soft-page-break/>Criar paleta de cores</text:p>
      <text:p text:style-name="P88">color.adobe.com</text:p>
      <text:p text:style-name="P89"/>
      <text:p text:style-name="P90">- Dá pra arrastar uma logo já feita para extrair a paleta que foi utilizada. Inclusive o gradiente também.</text:p>
      <text:p text:style-name="P89">- Também podemos explorar paletas prontas.</text:p>
      <text:p text:style-name="P89">- Explorar algumas tendências de cores e criar novas.</text:p>
      <text:p text:style-name="P89"/>
      <text:p text:style-name="P102">Paletton.com</text:p>
      <text:p text:style-name="P89">-<text:span text:style-name="T11">Podemos simular as cores já prontas em um site.</text:span></text:p>
      <text:p text:style-name="P89"/>
      <text:p text:style-name="P103">Coolors.co</text:p>
      <text:p text:style-name="P91">-Divide a tela em 5 cores e podemos “travar” uma cor para que a ferramenta simule cores análogas e complementares.</text:p>
      <text:p text:style-name="P93"/>
      <text:p text:style-name="P93">TIPOGRAFIA</text:p>
      <text:p text:style-name="P93"/>
      <text:p text:style-name="P112">Surgiu no séc. XV com Johannes Gutenberg.</text:p>
      <text:p text:style-name="P112"/>
      <text:p text:style-name="P104">Anatomia do Tipo</text:p>
      <text:p text:style-name="P114">Todas as letras minúsculas de determinada fonte são baseadas na letra X. Essa distância entre a parte superior e a parte inferior da letra é chamada de altura-x. A letra minúscula que “vaza” para cima (letra b, k…) é chamada de ascendente. E a letra minúscula que vaza para baixo (g…) é chamada de descendente. <text:span text:style-name="T12">Somando todas as alturas é chamada de corpo.</text:span></text:p>
      <text:p text:style-name="P113"/>
      <text:p text:style-name="P115">Serif → fonte serifada</text:p>
      <text:p text:style-name="P115">sans-serif → sem serifa</text:p>
      <text:p text:style-name="P115">monoespaçada → todas as letras ocupam o mesmo espaço</text:p>
      <text:p text:style-name="P115"/>
      <text:p text:style-name="P116">16px geralmente = 1em</text:p>
      <text:p text:style-name="P117">São as duas medidas recomendadas pela W3C. Prefira o <text:span text:style-name="T1">em</text:span>, porque dependendo da tela, o px pode dar alguma distorção, mesmo que pequena, no píxel.</text:p>
      <text:p text:style-name="P117"/>
      <text:p text:style-name="P118">Fontes externas. Tipos de Format:</text:p>
      <text:p text:style-name="P129">        <text:span text:style-name="T14">- opentype (otf)</text:span></text:p>
      <text:p text:style-name="P129">        <text:span text:style-name="T14">- truetype (ttf)</text:span></text:p>
      <text:p text:style-name="P129">        <text:span text:style-name="T14">- embedded-opentype</text:span></text:p>
      <text:p text:style-name="P129">        <text:span text:style-name="T14">- truetype-aat (Apple Advanced Tipography)</text:span></text:p>
      <text:p text:style-name="P129">        <text:span text:style-name="T14">- svg</text:span></text:p>
      <text:p text:style-name="P119"/>
      <text:p text:style-name="P105">Sites para detectar fontes dentro de imagens.</text:p>
      <text:p text:style-name="P105"/>
      <text:p text:style-name="P120">whatfontis.com</text:p>
      <text:p text:style-name="P120">fontsquirrel.com (Font identifier)</text:p>
      <text:p text:style-name="P120">myfonts.com (what the font)</text:p>
      <text:p text:style-name="P120"/>
      <text:p text:style-name="P105"/>
      <text:p text:style-name="P106">Seletores em CSS</text:p>
      <text:p text:style-name="P106"/>
      <text:p text:style-name="P121">Em HTML é ID = CSS é #</text:p>
      <text:p text:style-name="P121">Em HTML é class = CSS é .</text:p>
      <text:p text:style-name="P121"><text:soft-page-break/></text:p>
      <text:p text:style-name="P121"/>
      <text:p text:style-name="P94">Box Model</text:p>
      <text:p text:style-name="P94"/>
      <text:p text:style-name="P122">Caixa → envolve rigorosamente o elemento, o conteúdo</text:p>
      <text:p text:style-name="P122">Border → linha que circunda o conteúdo.</text:p>
      <text:p text:style-name="P122">Padding → espaço entre a caixa e a borda (dentro).</text:p>
      <text:p text:style-name="P122">Margin → espaço fora da borda para distanciar de outros conteúdos.</text:p>
      <text:p text:style-name="P123">Outline → parte de fora, entre a borda e a margem.</text:p>
      <text:p text:style-name="P122"/>
      <text:p text:style-name="P107"/>
      <text:p text:style-name="P107"/>
      <text:p text:style-name="P107"/>
      <text:p text:style-name="P107">Tipos de Caixa</text:p>
      <text:p text:style-name="P107">Box Level → <text:span text:style-name="T17">a caixa é posta na linha de baixo e ocupa a largura inteira da tela.</text:span></text:p>
      <text:p text:style-name="P122">Ex.: &lt;div&gt;, &lt;h1&gt; – &lt;h6&gt;, &lt;p&gt;, &lt;main&gt;, &lt;header&gt;, &lt;nav&gt;, &lt;article&gt;, &lt;aside&gt;, &lt;footer&gt;, &lt;form&gt;, &lt;vídeo&gt;.</text:p>
      <text:p text:style-name="P107"/>
      <text:p text:style-name="P107"/>
      <text:p text:style-name="P107">Inline-level: <text:span text:style-name="T17">a caixa não quebra a linha, é posta ao lado da outra e o conteúdo continua após a caixa na mesma linha.</text:span></text:p>
      <text:p text:style-name="P107"><text:span text:style-name="T17">Ex.: &lt;</text:span><text:span text:style-name="T18">span&gt;, &lt;a&gt;, &lt;code&gt;, &lt;small&gt;, &lt;strong&gt;, &lt;em&gt;, &lt;sup&gt; - &lt;sub&gt;, &lt;label&gt;, &lt;button&gt;, &lt;input&gt;, &lt;select&gt;.</text:span></text:p>
      <text:p text:style-name="P124"/>
      <text:p text:style-name="P124"/>
      <text:p text:style-name="P95">Planejamento de Layout</text:p>
      <text:p text:style-name="P108"/>
      <text:p text:style-name="P125">Mockflow</text:p>
      <text:p text:style-name="P125"/>
      <text:p text:style-name="P125"/>
      <text:p text:style-name="P97">Regras em CSS</text:p>
      <text:p text:style-name="P125"/>
      <text:p text:style-name="P127">Iniciam-se com @</text:p>
      <text:p text:style-name="P110"/>
      <text:p text:style-name="P110">Configuração global bem no início da folha de estilos:</text:p>
      <text:p text:style-name="P110"/>
      <text:p text:style-name="P127">* {</text:p>
      <text:p text:style-name="P127"><text:tab/>margin: 0px;</text:p>
      <text:p text:style-name="P127"><text:tab/>padding: 0px;</text:p>
      <text:p text:style-name="P127">}</text:p>
      <text:p text:style-name="P110"/>
      <text:p text:style-name="P96">Variáveis em CSS</text:p>
      <text:p text:style-name="P109"/>
      <text:p text:style-name="P126">Para criar variáveis em CSS começamos sempre com 2 traços, dentro da pseudo-classe “root”.</text:p>
      <text:p text:style-name="P126"/>
      <text:p text:style-name="P126">Ex. <text:span text:style-name="T1">:root {</text:span></text:p>
      <text:p text:style-name="P126"><text:span text:style-name="T1"><text:tab/>--cor01: #3ddc84;</text:span><text:tab/></text:p>
      <text:p text:style-name="P126"/>
      <text:p text:style-name="P111"/>
      <text:p text:style-name="P98"/>
      <text:p text:style-name="P98"/>
      <text:p text:style-name="P98"><text:soft-page-break/>Git e Github desktop.</text:p>
      <text:p text:style-name="P98"/>
      <text:p text:style-name="P98"/>
      <text:p text:style-name="P98"/>
      <text:p text:style-name="P99">Imagens de Fundo</text:p>
      <text:p text:style-name="P99"/>
      <text:p text:style-name="P100">Propriedade: background-image</text:p>
      <text:p text:style-name="P100"/>
      <text:p text:style-name="P100">Dentro dessa propriedade podemos utilizar um gradiente ou url para buscar uma imagem, seja local ou remota.</text:p>
      <text:p text:style-name="P100"/>
      <text:p text:style-name="P100">background-size:</text:p>
      <text:p text:style-name="P100">Estabelece o tamanho da imagem a ser mostrado no plano de fundo.</text:p>
      <text:p text:style-name="P100"/>
      <text:p text:style-name="P100">background-repeat:</text:p>
      <text:p text:style-name="P100">Determina se a imagem deve ou não ser repetida.</text:p>
      <text:p text:style-name="P100"/>
      <text:p text:style-name="P100">repeat-x:</text:p>
      <text:p text:style-name="P100">Repete a imagem na horizontal.</text:p>
      <text:p text:style-name="P100"/>
      <text:p text:style-name="P100">repeat-y:</text:p>
      <text:p text:style-name="P100">Repete a imagem no eixo vertical.</text:p>
      <text:p text:style-name="P100"/>
      <text:p text:style-name="P101">background-attachment: scroll;</text:p>
      <text:p text:style-name="P101">Essa chave significa que o background é fixo ao elemento. Ou seja, se movimenta com o elemento à medida que movimentamos a tela.</text:p>
      <text:p text:style-name="P101"/>
      <text:p text:style-name="P101">background-attachment: fixed;</text:p>
      <text:p text:style-name="P101">Essa chave significa que o background é fixo em relação ao viewport. Ou seja, a imagem de background permanece fixa ao movimentar a tela.</text:p>
      <text:p text:style-name="P101"/>
      <text:p text:style-name="P101">background-attachment: local;</text:p>
      <text:p text:style-name="P136"><text:span text:style-name="T27">Essa chave significa que o background é fixo em relação ao conteúdo do elemento: is</text:span><text:span text:style-name="T28">so é,</text:span><text:span text:style-name="T27"> ele tem um mecanismo de rolar, o background rola com o conteúdo do elemento, e a área pintada e o posicionamento do background são relativos à área de rolagem do elemento ao invés da borda de fronteira deles.</text:span> </text:p>
      <text:p text:style-name="P101"/>
      <text:p text:style-name="P101">background-attachment: inherit;</text:p>
      <text:p text:style-name="P101"/>
      <text:p text:style-name="P101"/>
      <text:p text:style-name="P30">Shorthand - background</text:p>
      <text:p text:style-name="P130">           <text:span text:style-name="T16">color &gt; image &gt; position &gt; repeat &gt; [size] &gt;attachment</text:span></text:p>
      <text:p text:style-name="P130">        </text:p>
      <text:p text:style-name="P130"> <text:span text:style-name="T29">Ex.: background: black url(‘imagen/wallpaper01.jpg’) center center no-repeat cover fixed;</text:span></text:p>
      <text:p text:style-name="P165"><text:soft-page-break/>Tabelas em CSS</text:p>
      <text:p text:style-name="P165"/>
      <text:p text:style-name="P166">Hierarquia de Tabelas (simples)</text:p>
      <text:p text:style-name="P137"><text:span text:style-name="T30">table</text:span> → Tabela</text:p>
      <text:p text:style-name="P137"><text:span text:style-name="T30">tr</text:span> → Linhas de tabela</text:p>
      <text:p text:style-name="P137"><text:span text:style-name="T30">th</text:span> → Table Header (cabeçalho)</text:p>
      <text:p text:style-name="P137"><text:span text:style-name="T30">td</text:span>→ Table Data (dados)</text:p>
      <text:p text:style-name="P165"/>
      <text:p text:style-name="P167">Alinhamentos de dados na tabela</text:p>
      <text:p text:style-name="P138">text-align (left, center, right) = alinhamento horizontal</text:p>
      <text:p text:style-name="P138">vertical-align (top, middle, bottom) = alinhamento vertical</text:p>
      <text:p text:style-name="P138"/>
      <text:p text:style-name="P168">Anatomia para tabelas grandes</text:p>
      <text:p text:style-name="P168"/>
      <text:p text:style-name="P139">Table </text:p>
      <text:p text:style-name="P139"><text:tab/><text:span text:style-name="T31">Caption – uma espécie de legenda da tabela.</text:span></text:p>
      <text:p text:style-name="P139"><text:tab/>Thead</text:p>
      <text:p text:style-name="P139"><text:tab/><text:tab/>tr, td, th</text:p>
      <text:p text:style-name="P139"><text:tab/>Tbody</text:p>
      <text:p text:style-name="P139"><text:tab/><text:tab/>tr, td, th</text:p>
      <text:p text:style-name="P139"><text:tab/>Tfoot</text:p>
      <text:p text:style-name="P139"><text:tab/><text:tab/>tr, t<text:span text:style-name="T32">d</text:span>, th</text:p>
      <text:p text:style-name="P139"/>
      <text:p text:style-name="P169">Escopo d<text:span text:style-name="T33">e Títulos</text:span> <text:span text:style-name="T33">(th)</text:span></text:p>
      <text:p text:style-name="P169"/>
      <text:p text:style-name="P140">Título da coluna: scope= “col”</text:p>
      <text:p text:style-name="P141">Título da linha: scope= “row”</text:p>
      <text:p text:style-name="P141"/>
      <text:p text:style-name="P141">Não fazem diferença nenhuma na estética, mas faz muita diferença para os motores de busca.</text:p>
      <text:p text:style-name="P141"/>
      <text:p text:style-name="P170">Efeito zebrado em tabelas</text:p>
      <text:p text:style-name="P170"/>
      <text:p text:style-name="P142">Vamos pegar todas tr do tbody e aplicar nelas um background cinza de 2 em 2 linhas.</text:p>
      <text:p text:style-name="P142"/>
      <text:p text:style-name="P142">Ex.: tbody &gt; tr:nthchild(2n) {</text:p>
      <text:p text:style-name="P142"><text:tab/>background-color: grey;</text:p>
      <text:p text:style-name="P142"/>
      <text:p text:style-name="P143">Se preferir, ao invés da quantidade de linhas para aplicar o efeito, pode colocar entre parênteses as palavras ímpar (odd) ou par (even).</text:p>
      <text:p text:style-name="P143"/>
      <text:p text:style-name="P171"/>
      <text:p text:style-name="P171"/>
      <text:p text:style-name="P171"/>
      <text:p text:style-name="P171"/>
      <text:p text:style-name="P171"><text:soft-page-break/>Cabeçalho fixo para tabelas grandes</text:p>
      <text:p text:style-name="P171"/>
      <text:p text:style-name="P144">Selecione o elemento. Geralmente, thead &gt; tr &gt; th</text:p>
      <text:p text:style-name="P144"/>
      <text:p text:style-name="P144">Daí coloque as propriedades:</text:p>
      <text:p text:style-name="P144"><text:span text:style-name="T1">position:</text:span> sticky;</text:p>
      <text:p text:style-name="P144"><text:span text:style-name="T1">top:</text:span> 0px; → (Até aqui fixa todos os dados).</text:p>
      <text:p text:style-name="P144"><text:span text:style-name="T1">background-color:</text:span> (mesma cor do cabeçalho);</text:p>
      <text:p text:style-name="P144"/>
      <text:p text:style-name="P144"/>
      <text:p text:style-name="P172">Mesclagem de Células em Tabelas.</text:p>
      <text:p text:style-name="P172"/>
      <text:p text:style-name="P145">Se a expansão da célula for para o lugar de uma <text:span text:style-name="T26">coluna</text:span>:</text:p>
      <text:p text:style-name="P145">Basta ir na célula e colocar colspan= “X”, onde X representa a quantidade de células que serão mescladas com colunas (incluindo a que já está ocupada).</text:p>
      <text:p text:style-name="P145"/>
      <text:p text:style-name="P145">Se a expansão da célula for para o lugar de uma <text:span text:style-name="T26">linha</text:span>:</text:p>
      <text:p text:style-name="P145">Basta ir na célula e colocar rowspan= “X”, onde X representa a quantidade de células que serão mescladas com colunas (incluindo a que já está ocupada).</text:p>
      <text:p text:style-name="P145"/>
      <text:p text:style-name="P145">*<text:span text:style-name="T34">Não esquecer de retirar do HTML as células que não vamos querer mais, antes de mesclar.</text:span></text:p>
      <text:p text:style-name="P145"/>
      <text:p text:style-name="P173">Agrupando Colunas com &lt;<text:span text:style-name="T36">c</text:span>olgroup&gt;.</text:p>
      <text:p text:style-name="P173"/>
      <text:p text:style-name="P146">Quando queremos efetuar um determinado efeito numa coluna inteira.</text:p>
      <text:p text:style-name="P146"/>
      <text:p text:style-name="P146">Criamos a tag &lt;colgroup&gt; e dentro dela uma tag &lt;col&gt; para cada coluna que temos na tabela.</text:p>
      <text:p text:style-name="P146">Damos uma classe para cada tag &lt;col&gt;.</text:p>
      <text:p text:style-name="P146"/>
      <text:p text:style-name="P146">Ex. Temos <text:span text:style-name="T35">colunas</text:span> para Nome, Sexo, Idade e Profissão.</text:p>
      <text:p text:style-name="P146">Podemos então criar uma colgroup e 4 tags &lt;col&gt; dentro dela.</text:p>
      <text:p text:style-name="P146">Agora, damos as classes para cada coluna.</text:p>
      <text:p text:style-name="P146">&lt;col class= “cnome”&gt;</text:p>
      <text:p text:style-name="P146">&lt;col class= “csexo”&gt;</text:p>
      <text:p text:style-name="P146">&lt;col class= “cidade”&gt;</text:p>
      <text:p text:style-name="P146">&lt;col class= “cprof”&gt;</text:p>
      <text:p text:style-name="P146"/>
      <text:p text:style-name="P147">Daí, é só colocar os efeitos na folha de estilos utilizando as classes.</text:p>
      <text:p text:style-name="P147"/>
      <text:p text:style-name="P148"/>
      <text:p text:style-name="P148"/>
      <text:p text:style-name="P147"/>
      <text:p text:style-name="P147"/>
      <text:p text:style-name="P149"><text:soft-page-break/>É possível também criar o mesmo estilos para um grupo de colunas.</text:p>
      <text:p text:style-name="P148">A classe ficaria:</text:p>
      <text:p text:style-name="P148">&lt;colgroup&gt;</text:p>
      <text:p text:style-name="P148"><text:tab/>&lt;col class= “cnome”&gt;</text:p>
      <text:p text:style-name="P148"><text:tab/>&lt;col class= “cgrupo” span= “2”&gt;</text:p>
      <text:p text:style-name="P148"><text:tab/>&lt;col class= “cprof”&gt;</text:p>
      <text:p text:style-name="P148">&lt;/colgroup&gt;</text:p>
      <text:p text:style-name="P148"/>
      <text:p text:style-name="P149">No exemplo acima, a classe “cgrupo” terá efeito na segunda e terceira coluna <text:s/>respectivamente por causa da indicação de span= “2”.</text:p>
      <text:p text:style-name="P148"/>
      <text:p text:style-name="P174">Tabelas Responsivas.</text:p>
      <text:p text:style-name="P174"/>
      <text:p text:style-name="P151">Envelopamos toda a tabela com &lt;div&gt;. Damos uma classe qualquer e dentro da propriedade “overflow-x” aplicamos o valor “auto” na folha de estilos.</text:p>
      <text:p text:style-name="P150"/>
      <text:p text:style-name="P150"/>
      <text:p text:style-name="P175">Uso de iframes.</text:p>
      <text:p text:style-name="P175"/>
      <text:p text:style-name="P153">Iframe significa <text:span text:style-name="T1">inline frame</text:span>, ou seja, é um “quadro <text:span text:style-name="T37">embutido” </text:span>na mesma linha em que é inserido.</text:p>
      <text:p text:style-name="P154">Tamanho padrão: 300x150</text:p>
      <text:p text:style-name="P155">A configuração na folha de estilo é soberana, ou seja, se sobrepõe à configuração no HTML.</text:p>
      <text:p text:style-name="P152"/>
      <text:p text:style-name="P152"/>
      <text:p text:style-name="P176">Conteúdo local no iframe</text:p>
      <text:p text:style-name="P176"/>
      <text:p text:style-name="P156">Precisamos, dar um nome na tag do iframe </text:p>
      <text:p text:style-name="P156"><text:span text:style-name="T38">Ex.. </text:span>&lt;<text:span text:style-name="T38">iframe id= “tela” </text:span><text:span text:style-name="T2">name= “frame”</text:span><text:span text:style-name="T38">&gt;&lt;/</text:span><text:span text:style-name="T40">iframe&gt;</text:span></text:p>
      <text:p text:style-name="P156">Daí, colocar esse mesmo nome em “target” na tag &lt;a&gt; do link.</text:p>
      <text:p text:style-name="P156"/>
      <text:p text:style-name="P157">Na tag &lt;iframe&gt; também podemos utilizar <text:span text:style-name="T40">qualquer</text:span> código HTML dentro do <text:span text:style-name="T39">parâmetro</text:span> “srcdoc”.</text:p>
      <text:p text:style-name="P158">Ex.: &lt;iframe id= “tela” name= “frame” srcdoc= “&lt;h1&gt;Este é um exemplo”&gt; <text:span text:style-name="T38">&lt;/</text:span>iframe&gt;</text:p>
      <text:p text:style-name="P158"/>
      <text:p text:style-name="P177">Segurança dos iframes</text:p>
      <text:p text:style-name="P177"/>
      <text:p text:style-name="P159">sandbox= “allow-popups-to-scape-sandbox”</text:p>
      <text:p text:style-name="P159">referrerpolicy= “no-refer<text:span text:style-name="T41">r</text:span>er-when-downgrade”</text:p>
      <text:p text:style-name="P160">referrerpolicy= “no-referrer”</text:p>
      <text:p text:style-name="P160"/>
      <text:p text:style-name="P160"/>
      <text:p text:style-name="P160"/>
      <text:p text:style-name="P161"><text:soft-page-break/>Tamanho dos prints (Redes Sociais)</text:p>
      <text:p text:style-name="P161">600x2971</text:p>
      <text:p text:style-name="P161"><text:s/></text:p>
      <text:p text:style-name="P161">Resolução: 72,000 px</text:p>
      <text:p text:style-name="P161"/>
      <text:p text:style-name="P179">Retirar barras de rolagem do iframe</text:p>
      <text:p text:style-name="P179"/>
      <text:p text:style-name="P162">::webkit-scrollbar {</text:p>
      <text:p text:style-name="P162"><text:tab/>width: 0px;</text:p>
      <text:p text:style-name="P162"><text:tab/>height: 0px;</text:p>
      <text:p text:style-name="P162">}</text:p>
      <text:p text:style-name="P161"/>
      <text:p text:style-name="P182">Tag &lt;map&gt;</text:p>
      <text:p text:style-name="P182"/>
      <text:p text:style-name="P185">É uma tag não muito utilizada, mas bem útil quando queremos isolar uma determinada parte de uma imagem. <text:span text:style-name="T72">Dentro da tag &lt;map&gt; nós temos uma tag </text:span><text:span text:style-name="T6">&lt;area&gt;</text:span><text:span text:style-name="T72">, com as seguintes propriedades:</text:span></text:p>
      <text:p text:style-name="P185"><text:span text:style-name="T1">shape</text:span> [rect, circle, poly]; <text:s/></text:p>
      <text:p text:style-name="P187">forma retangular (4 coords): ponto superior esquerdo e inferior direito.</text:p>
      <text:p text:style-name="P187">forma circular ( 3coords): pegamos o meio do círculo (2 coordenadas), e a metade da largura (raio).</text:p>
      <text:p text:style-name="P187">Forma poligonal(8 coords): superior esquerdo e ir no sentido horário.</text:p>
      <text:p text:style-name="P185"><text:span text:style-name="T1">coords –</text:span> <text:span text:style-name="T72">pegamos essas coordenadas de X e Y no editor de imagens.</text:span> </text:p>
      <text:p text:style-name="P185"><text:span text:style-name="T1">href</text:span> - o arquivo de imagem que será mapeada#id; <text:span text:style-name="T72">Seguida do id da seção ou elemento em que a imagem está posicionada no HTML.</text:span> <text:span text:style-name="T72">Ex.: href= “google-glass.html#tela”</text:span></text:p>
      <text:p text:style-name="P189">target – <text:span text:style-name="T17">onde desejamos abrir o arquivo. </text:span><text:span text:style-name="T20">(iframe, div, etc)</text:span></text:p>
      <text:p text:style-name="P190">alt.</text:p>
      <text:p text:style-name="P186"><text:span text:style-name="T73">– </text:span>A primeira coisa a fazer é <text:span text:style-name="T73">dar um nome à tag &lt;map&gt;. Depois </text:span>abrir a imagem que desejamos mapear, dentro de um editor de imagens (Photoshop, Paint, etc). Procurar a guia de informações no editor de imagens e buscar pelas corrdenadas X: e Y:</text:p>
      <text:p text:style-name="P188">– Na tag da imagem que fizemos o mapeamento devemos utilizar a propriedade usemap e colocar o nome que colocamos na tag &lt;map&gt; <text:span text:style-name="T74">antecedido de uma hashtag</text:span>. Ex.: usemap= “#nome”</text:p>
      <text:p text:style-name="P161"/>
      <text:p text:style-name="P161"/>
      <text:p text:style-name="P178">Efeito em botões</text:p>
      <text:p text:style-name="P178"/>
      <text:p text:style-name="P183">Ao selecionar a pseudo-classe hover podemos colocar por exemplo uma borda de 2px solid white.</text:p>
      <text:p text:style-name="P183">Perceberemos que todos os outros botões se movem junto. Isso acontece porque a borda não faz parte do botão (elemento). Para corrigir isso, vamos no CSS do elemento em questão e setamos a propriedade box-sizing: border-box;</text:p>
      <text:p text:style-name="P183">Pronto, a borda passa a fazer parte do elemento e os outros não se mexem mais.</text:p>
      <text:p text:style-name="P164"/>
      <text:p text:style-name="P180">Formulários</text:p>
      <text:p text:style-name="P180"/>
      <text:p text:style-name="P184">autocomplete → recurso de sugestão para preenchimento do formulário. Podemos desligar em “off”.</text:p>
      <text:p text:style-name="P163"/>
      <text:p text:style-name="P163"/>
      <text:p text:style-name="P163"/>
      <text:p text:style-name="P163"/>
      <text:p text:style-name="P181"><text:soft-page-break/>Label em formulários.</text:p>
      <text:p text:style-name="P181"/>
      <text:p text:style-name="P40">O label serve para interligar os elementos, ou seja associar a a palavra “Nome” com o input dela. E associar a palavra “Sobrenome” com o input dela. E fazemos isso colocando um label com o mesmo id do input. <text:span text:style-name="T75">É também importante colocar o label por conta da questão semântica, ou seja, os motores de busca leem melhor.</text:span></text:p>
      <text:p text:style-name="P40"/>
      <text:p text:style-name="P41">Método GET = Padrão (dados presentes na URL). <text:span text:style-name="T42">Utilizado para dados não sensíveis (ex.: nome, sobrenome). O limite é 3.000 Bytes (ou 3.000 letras).</text:span></text:p>
      <text:p text:style-name="P41"/>
      <text:p text:style-name="P41">Método POST = Dados não aparecem na URL, porém não ficam totalmente seguros. <text:span text:style-name="T42">Utilizado para dados sensíveis (ex.: senha, número de cartões, envio de fotos em anexo nos formulários). </text:span><text:span text:style-name="T43">Mais de 3.000 Bytes.</text:span></text:p>
      <text:p text:style-name="P31"/>
      <text:p text:style-name="P40">*<text:span text:style-name="T42">Para proteger dados, precisamos estudar sobre </text:span><text:span text:style-name="T44">HTTPS</text:span><text:span text:style-name="T42">.</text:span></text:p>
      <text:p text:style-name="P40"/>
      <text:p text:style-name="P84">&lt;<text:span text:style-name="T51">Tag INPUT&gt;</text:span></text:p>
      <text:p text:style-name="P34">Caixas de Texto e Senhas em <text:span text:style-name="T45">f</text:span>ormulários.</text:p>
      <text:p text:style-name="P34"/>
      <text:p text:style-name="P72">minlength = “8” <text:s/>→ <text:span text:style-name="T17">mínimo de 8 caracteres.</text:span></text:p>
      <text:p text:style-name="P72">maxlenght = “10” → <text:span text:style-name="T17">máximo de 10 caracteres.</text:span></text:p>
      <text:p text:style-name="P72">size = “8” → <text:span text:style-name="T17">vai mostrar 8 caracteres por vez.</text:span></text:p>
      <text:p text:style-name="P72">placeholder = <text:span text:style-name="T17">dá uma dica do que o usuário deve preencher no campo.</text:span></text:p>
      <text:p text:style-name="P50"/>
      <text:p text:style-name="P73">Number, month, date and time <text:span text:style-name="T46">em formulários.</text:span></text:p>
      <text:p text:style-name="P73"/>
      <text:p text:style-name="P47">Number</text:p>
      <text:p text:style-name="P74">step = “0.5” → <text:span text:style-name="T17">aumenta o número de 0.5 utilizando o scroll.</text:span></text:p>
      <text:p text:style-name="P47">min e max → o número mínimo e o máximo.</text:p>
      <text:p text:style-name="P73"/>
      <text:p text:style-name="P75">Telefone e e-mail com formulários.</text:p>
      <text:p text:style-name="P75"/>
      <text:p text:style-name="P48">Esses parâmetros são bem limitados, <text:span text:style-name="T47">não possuem muitos filtros</text:span> É preciso estudar mais sobre RegEx (Regular Expressions) <text:span text:style-name="T47">para definir um padrão.</text:span></text:p>
      <text:p text:style-name="P48"/>
      <text:p text:style-name="P49">As RegEx vão dentro do parâmetro “pattern”, dentro da tag input em questão.</text:p>
      <text:p text:style-name="P75"/>
      <text:p text:style-name="P76">Checkbox e Radio button</text:p>
      <text:p text:style-name="P76"/>
      <text:p text:style-name="P51">Radio button:</text:p>
      <text:p text:style-name="P51">- <text:span text:style-name="T48">Precisamos</text:span> deixar todas as opções com mesmo <text:span text:style-name="T26">nome</text:span> para permitir <text:span text:style-name="T54">que </text:span>apenas uma <text:span text:style-name="T54">seja </text:span><text:span text:style-name="T48">selecionada</text:span>.</text:p>
      <text:p text:style-name="P51">- Podemos colocar o parâmetro “checked” para <text:span text:style-name="T48">já </text:span>deixar marcada alguma opção. <text:span text:style-name="T48">(Mesma coisa para Ckeckbox).</text:span></text:p>
      <text:p text:style-name="P51"/>
      <text:p text:style-name="P77">Color, Range e file em formulários.</text:p>
      <text:p text:style-name="P77"/>
      <text:p text:style-name="P53">São apresentados de forma diferente nos navedores. <text:span text:style-name="T1">Preste atenção nisso!</text:span></text:p>
      <text:p text:style-name="P52">No input tipo “color” é possível deixar uma cor desejada utilizando “value” e colocando o código hexadecimal.</text:p>
      <text:p text:style-name="P52"/>
      <text:p text:style-name="P52"><text:soft-page-break/>Em “range”, podemos mexer no tamanho utilizando “min” e “max”. <text:span text:style-name="T49">Se desejar que ele já comece de um determinado lugar coloque em “value”.</text:span></text:p>
      <text:p text:style-name="P52"/>
      <text:p text:style-name="P54">Toda vez que utilizamos um input que seja necessário envio de arquivos, <text:span text:style-name="T50">como o “file”, </text:span>o método não pode ser “get”, mas sim “post”. <text:span text:style-name="T53">Isso por causa da limitação do método “get”.</text:span></text:p>
      <text:p text:style-name="P54"/>
      <text:p text:style-name="P55">[Fim das type input]</text:p>
      <text:p text:style-name="P55"/>
      <text:p text:style-name="P35">Select, datalist e textarea.</text:p>
      <text:p text:style-name="P35"/>
      <text:p text:style-name="P56">Na tag “select” podemos deixar um elemento selecionado colocando “selected” nele. Diferente dos inputs de “radio” e “checkbox” que é “checked”.</text:p>
      <text:p text:style-name="P78"/>
      <text:p text:style-name="P57">Podemos deixar a opção de “Escolha” como selecionada optando por deixar “value” em branco. Fazendo assim:</text:p>
      <text:p text:style-name="P57"/>
      <text:p text:style-name="P13">&lt;option value="" selected&gt;---Escolha---&lt;/option&gt;</text:p>
      <text:p text:style-name="P12"/>
      <text:p text:style-name="P12"/>
      <text:p text:style-name="P58">Para utilizarmos uma datalist:</text:p>
      <text:p text:style-name="P59">1- Envelopar todas as options dentro de uma tag “datalist”.</text:p>
      <text:p text:style-name="P59">2 – Criar um id para essa tag.</text:p>
      <text:p text:style-name="P58"><text:span text:style-name="T52">2 - Criar</text:span> o atributo “list” na tag do input <text:span text:style-name="T52">que desejamos a lista.</text:span></text:p>
      <text:p text:style-name="P59">3 – Colocar o mesmo id que criamos no passo 2 no atributo list.</text:p>
      <text:p text:style-name="P57"/>
      <text:p text:style-name="P55"/>
      <text:p text:style-name="P54"/>
      <text:p text:style-name="P60">Quando utilizamos a tag “textarea”, também devemos utilizar o método “post” para que não haja a limitação de 3.000 bytes existentes no método “get”.</text:p>
      <text:p text:style-name="P60"/>
      <text:p text:style-name="P36">Tag Output</text:p>
      <text:p text:style-name="P36"/>
      <text:p text:style-name="P63">Não serve para enviar dados, mas apenas calcular e mostrar dados ao usuário <text:span text:style-name="T59">na tela.</text:span></text:p>
      <text:p text:style-name="P63"/>
      <text:p text:style-name="P64">Ex.: <text:span text:style-name="T60">Uma vez criada uma tag &lt;label&gt; Soma, inserimos uma tag &lt;output&gt; nela para exibir dados </text:span><text:span text:style-name="T61">para o usuário</text:span><text:span text:style-name="T60">. Daí, n</text:span>os campos Input desejados, devemos colocar esse parâmetro. Ele vai ler os dois números colocados nos inputs que desejamos. Por isso tem de ser colocado nos dois <text:span text:style-name="T61">(ou mais)</text:span> inputs.</text:p>
      <text:p text:style-name="P9">oninput="isoma.innerHTML = Number(in1.value) + Number(in2.value)"</text:p>
      <text:p text:style-name="P64"/>
      <text:p text:style-name="P60"/>
      <text:p text:style-name="P79">Fazer um output ler um Range</text:p>
      <text:p text:style-name="P79"/>
      <text:p text:style-name="P10">&lt;p&gt;</text:p>
      <text:p text:style-name="P87">            <text:span text:style-name="T14">&lt;label for="inum"&gt;Número:&lt;/label&gt;</text:span></text:p>
      <text:p text:style-name="P87">            <text:span text:style-name="T14">&lt;input type="range" name="num" id="inum" min="0" max="10" value="5"</text:span></text:p>
      <text:p text:style-name="P87">            <text:span text:style-name="T14">oninput="ival.innerHTML = Number(inum.value)"&gt;</text:span></text:p>
      <text:p text:style-name="P87">            <text:span text:style-name="T14">&lt;output id="ival"&gt;5&lt;/output&gt;</text:span></text:p>
      <text:p text:style-name="P87">        <text:span text:style-name="T14">&lt;/p&gt;</text:span></text:p>
      <text:p text:style-name="P79"/>
      <text:p text:style-name="P60"/>
      <text:p text:style-name="P60"/>
      <text:p text:style-name="P80"><text:soft-page-break/>Calculando idade automaticamente com auxílio de JS:</text:p>
      <text:p text:style-name="P80"/>
      <text:p text:style-name="P42"> <text:span text:style-name="T13">&lt;form action="cadastro.php" method="get" autocomplete="on"&gt;</text:span></text:p>
      <text:p text:style-name="P87">        <text:span text:style-name="T14">&lt;p&gt;</text:span></text:p>
      <text:p text:style-name="P87">            <text:span text:style-name="T14">&lt;label for="iano"&gt;Em que ano você nasceu?&lt;/label&gt;</text:span></text:p>
      <text:p text:style-name="P87">            <text:span text:style-name="T14">&lt;input type="number" name="ano" id="iano" min="1900" max="2010" oninput="calcIdade()"&gt;</text:span></text:p>
      <text:p text:style-name="P87">            </text:p>
      <text:p text:style-name="P87">        <text:span text:style-name="T14">&lt;/p&gt;</text:span></text:p>
      <text:p text:style-name="P87">        <text:span text:style-name="T14">&lt;p&gt;</text:span></text:p>
      <text:p text:style-name="P87">            <text:span text:style-name="T14">&lt;label for="iidade"&gt;Sua idade é:&lt;/label&gt;</text:span></text:p>
      <text:p text:style-name="P87">            <text:span text:style-name="T14">&lt;output id="iidade"&gt;0&lt;/output&gt;</text:span></text:p>
      <text:p text:style-name="P87">        <text:span text:style-name="T14">&lt;/p&gt;</text:span></text:p>
      <text:p text:style-name="P87"/>
      <text:p text:style-name="P87">        <text:span text:style-name="T14">&lt;p&gt;</text:span></text:p>
      <text:p text:style-name="P87">            <text:span text:style-name="T14">&lt;input type="submit"&gt;</text:span></text:p>
      <text:p text:style-name="P87">            <text:span text:style-name="T14">&lt;input type="reset" value="Limpar"&gt;</text:span></text:p>
      <text:p text:style-name="P87">        <text:span text:style-name="T14">&lt;/p&gt;</text:span></text:p>
      <text:p text:style-name="P87">    <text:span text:style-name="T14">&lt;/form&gt;</text:span></text:p>
      <text:p text:style-name="P87"/>
      <text:p text:style-name="P87">    <text:span text:style-name="T14">&lt;script&gt;</text:span></text:p>
      <text:p text:style-name="P87">        <text:span text:style-name="T14">function calcIdade() {</text:span></text:p>
      <text:p text:style-name="P87">            <text:span text:style-name="T14">let atual = new Date().getFullYear()</text:span></text:p>
      <text:p text:style-name="P87">            <text:span text:style-name="T14">iidade.innerHTML = Number(atual) - Number(iano.value)</text:span></text:p>
      <text:p text:style-name="P87">        <text:span text:style-name="T14">}</text:span></text:p>
      <text:p text:style-name="P87">    <text:span text:style-name="T14">&lt;/script&gt;</text:span></text:p>
      <text:p text:style-name="P37">Media Queries.</text:p>
      <text:p text:style-name="P39"/>
      <text:p text:style-name="P85">Media Types.</text:p>
      <text:p text:style-name="P43">- Screen; Print <text:span text:style-name="T62">e All.</text:span></text:p>
      <text:p text:style-name="P43">Em “Screen” configuramos as CSS para a tela. Em “Print” configuramos as CSS apenas para impressão. São configuradas criando dois arquivos CSS separados. <text:span text:style-name="T63">E “All” é uma configuração para todos os tipos de mídia.</text:span></text:p>
      <text:p text:style-name="P43"/>
      <text:p text:style-name="P71"><text:span text:style-name="T64">Ex.: </text:span><text:span text:style-name="T15">&lt;link rel="stylesheet" href="estilos/style.css" media="all"&gt;</text:span></text:p>
      <text:p text:style-name="P44"/>
      <text:p text:style-name="P60"/>
      <text:p text:style-name="P83">Media Features</text:p>
      <text:p text:style-name="P68">- <text:span text:style-name="T62">Orientation: portrait</text:span></text:p>
      <text:p text:style-name="P133"> <text:span text:style-name="T8">&lt;link rel="stylesheet" href="estilos/retrato.css" media="screen and (orientation: portrait)"&gt;</text:span></text:p>
      <text:p text:style-name="P32"/>
      <text:p text:style-name="P68">- <text:span text:style-name="T62">Orientation: landscape</text:span></text:p>
      <text:p text:style-name="P11">&lt;link rel="stylesheet" href="estilos/paisagem.css" media="screen and (orientation: landscape)"&gt;</text:p>
      <text:p text:style-name="P68"/>
      <text:p text:style-name="P69">Obs.: Há a opção de reunir todas essas configurações de tela n<text:span text:style-name="T68">um</text:span> mesmo CSS. (Fica muito bagunçado na minha opinião. Mas para projetos bem pequenos pode ser uma opção). Apenas criamos o arquivo HTML e dentro da tag &lt;style&gt; no head, colocamos as configurações sob o modelo de regras. Fica assim, por exemplo:</text:p>
      <text:p text:style-name="P69"/>
      <text:p text:style-name="P134"><text:soft-page-break/> <text:span text:style-name="T65">/*declarações retrato*/</text:span></text:p>
      <text:p text:style-name="P135">        <text:span text:style-name="T67">@media</text:span><text:span text:style-name="T14"> </text:span><text:span text:style-name="T9">screen and (orientation: portrait) {</text:span></text:p>
      <text:p text:style-name="P87">            <text:span text:style-name="T14">body {</text:span></text:p>
      <text:p text:style-name="P87">            <text:span text:style-name="T14">background-image: url(../imagens/cev-portrait.jpg);</text:span></text:p>
      <text:p text:style-name="P87">            <text:span text:style-name="T14">}</text:span></text:p>
      <text:p text:style-name="P87">        <text:span text:style-name="T14">}</text:span></text:p>
      <text:p text:style-name="P128"/>
      <text:p text:style-name="P135">        <text:span text:style-name="T66">/*declarações paisagem*/</text:span></text:p>
      <text:p text:style-name="P135">        <text:span text:style-name="T67">@media</text:span><text:span text:style-name="T14"> </text:span><text:span text:style-name="T9">screen and (orientation: landscape) {</text:span></text:p>
      <text:p text:style-name="P87">            <text:span text:style-name="T14">body {</text:span></text:p>
      <text:p text:style-name="P87">            <text:span text:style-name="T14">background-image: url(../imagens/cev-landscape.jpg);</text:span></text:p>
      <text:p text:style-name="P87">            <text:span text:style-name="T14">background-position: left bottom;</text:span></text:p>
      <text:p text:style-name="P87">            <text:span text:style-name="T14">}</text:span></text:p>
      <text:p text:style-name="P87">        <text:span text:style-name="T14">}</text:span></text:p>
      <text:p text:style-name="P45"/>
      <text:p text:style-name="P45"/>
      <text:p text:style-name="P45"/>
      <text:p text:style-name="P33">Abordagem <text:span text:style-name="T1">Mo</text:span><text:span text:style-name="T5">bil</text:span><text:span text:style-name="T1">e First.</text:span></text:p>
      <text:p text:style-name="P45"/>
      <text:p text:style-name="P86">Benefícios:</text:p>
      <text:p text:style-name="P46">- Anteriormente era necessário retirar funcionalidades DEPOIS do projeto pronto para se adequar ao mobile.</text:p>
      <text:p text:style-name="P46">- Valorização do seu site pelo algoritmo do Google.</text:p>
      <text:p text:style-name="P45">- <text:span text:style-name="T69">Melhora a UX (Experiência do usuário).</text:span></text:p>
      <text:p text:style-name="P45">- <text:span text:style-name="T70">Aumento de credibilidade.</text:span></text:p>
      <text:p text:style-name="P45">- <text:span text:style-name="T70">São sites mais performáticos, pois muitas vezes são acessados com um internet precária.</text:span></text:p>
      <text:p text:style-name="P45"/>
      <text:p text:style-name="P60"/>
      <text:p text:style-name="P60"/>
      <text:p text:style-name="P60"/>
      <text:p text:style-name="P60"/>
      <text:p text:style-name="P38">Flexbox <text:span text:style-name="T71">e Grid Layout</text:span></text:p>
      <text:p text:style-name="P38"/>
      <text:p text:style-name="P38">* <text:span text:style-name="T19">No Flexbox é preciso dar margin para separar elementos. Já no grid basta colocar grid-gap.</text:span></text:p>
      <text:p text:style-name="P38"/>
      <text:p text:style-name="P38"/>
      <text:p text:style-name="P70"/>
      <text:p text:style-name="P60"/>
      <text:p text:style-name="P60"/>
      <text:p text:style-name="P60"/>
      <text:p text:style-name="P60"/>
      <text:p text:style-name="P60"/>
      <text:p text:style-name="P60"/>
      <text:p text:style-name="P66">Lembrar do Vercel (site para armazenar projetos gratuitamente)</text:p>
      <text:p text:style-name="P60"/>
      <text:p text:style-name="P81">6 Sites para melhorar muito o seu portfólio:</text:p>
      <text:p text:style-name="P66">- Frontend Mentor. (De preferência logar no Github)</text:p>
      <text:p text:style-name="P66">- devChallenges</text:p>
      <text:p text:style-name="P66">-<text:span text:style-name="T55">Devchallenge (brasileiro, no singular)</text:span></text:p>
      <text:p text:style-name="P66">- <text:span text:style-name="T58">CSS Battle</text:span></text:p>
      <text:p text:style-name="P66"><text:soft-page-break/>-<text:span text:style-name="T58">Frontend Practice</text:span></text:p>
      <text:p text:style-name="P66"/>
      <text:p text:style-name="P67"><text:tab/><text:span text:style-name="T1">Sites para inspiração e criatividade </text:span><text:span text:style-name="T4">em</text:span><text:span text:style-name="T1"> projetos Front </text:span><text:span text:style-name="T3">(não fornecem assets):</text:span></text:p>
      <text:p text:style-name="P67"><text:tab/>- dribbble</text:p>
      <text:p text:style-name="P66"><text:tab/>- <text:span text:style-name="T56">Design Vault</text:span></text:p>
      <text:p text:style-name="P66"><text:tab/>- <text:span text:style-name="T56">Screenlane </text:span><text:span text:style-name="T57">(tem uma gama maior de projetos consolidados).</text:span></text:p>
      <text:p text:style-name="P60"/>
      <text:p text:style-name="P82">Serviços interessantes para Front:</text:p>
      <text:p text:style-name="P65">- Framer Motion (React)</text:p>
      <text:p text:style-name="P65">- Lottie (React)</text:p>
      <text:p text:style-name="P65">- Figma</text:p>
      <text:p text:style-name="P65"/>
      <text:p text:style-name="P65"/>
      <text:p text:style-name="P62"><text:span text:style-name="T1">Falta Estudar:</text:span><text:line-break/>- Media Queries.</text:p>
      <text:p text:style-name="P61">- Mobile First.</text:p>
      <text:p text:style-name="P61">- Flexbox, Grid Layout</text:p>
      <text:p text:style-name="P61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 style:font-pitch="variable"/>
    <style:font-face style:name="Consolas" svg:font-family="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4T21:08:46.167000000</meta:creation-date>
    <dc:date>2022-09-26T10:30:51.891000000</dc:date>
    <meta:editing-duration>P3DT12H59S</meta:editing-duration>
    <meta:editing-cycles>112</meta:editing-cycles>
    <meta:generator>LibreOffice/7.3.2.2$Windows_X86_64 LibreOffice_project/49f2b1bff42cfccbd8f788c8dc32c1c309559be0</meta:generator>
    <meta:document-statistic meta:table-count="0" meta:image-count="0" meta:object-count="0" meta:page-count="13" meta:paragraph-count="325" meta:word-count="2583" meta:character-count="16605" meta:non-whitespace-character-count="13878"/>
  </office:meta>
</office:document-meta>
</file>